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098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063in"/>
    </style:style>
    <style:style style:name="co19" style:family="table-column">
      <style:table-column-properties fo:break-before="auto" style:column-width="0.37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73">
            <text:p>27.3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53">
            <text:p>35.3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89">
            <text:p>58.9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7035">
            <text:p>27035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7740">
            <text:p>2774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4095">
            <text:p>3409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4-09">
            <text:p>2021-04-09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 - 1.07)">
            <text:p>(0.9 - 1.07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3">
            <text:p>1.0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72.75">
            <text:p>-72.7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465123713317563">
            <text:p>-0.0046512371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83763072687349">
            <text:p>0.9837630727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100.75">
            <text:p>-100.7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618781476477091">
            <text:p>-0.00618781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78417694864365">
            <text:p>0.978417694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05">
            <text:p>15405</text:p>
          </table:table-cell>
          <table:table-cell office:value-type="float" office:value="51.25">
            <text:p>51.25</text:p>
          </table:table-cell>
          <table:table-cell office:value-type="float" office:value="138.5">
            <text:p>138.5</text:p>
          </table:table-cell>
          <table:table-cell office:value-type="float" office:value="-43.75">
            <text:p>-43.75</text:p>
          </table:table-cell>
          <table:table-cell office:value-type="float" office:value="0.00624010714720565">
            <text:p>0.0062401071</text:p>
          </table:table-cell>
          <table:table-cell office:value-type="float" office:value="0.0123660714285714">
            <text:p>0.0123660714</text:p>
          </table:table-cell>
          <table:table-cell office:value-type="float" office:value="-0.00283998701720221">
            <text:p>-0.002839987</text:p>
          </table:table-cell>
          <table:table-cell office:value-type="float" office:value="1.02191669533215">
            <text:p>1.0219166953</text:p>
          </table:table-cell>
          <table:table-cell office:value-type="float" office:value="1.04358097265625">
            <text:p>1.0435809727</text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1">
            <text:p>10481</text:p>
          </table:table-cell>
          <table:table-cell office:value-type="float" office:value="14705">
            <text:p>14705</text:p>
          </table:table-cell>
          <table:table-cell office:value-type="float" office:value="37.75">
            <text:p>37.75</text:p>
          </table:table-cell>
          <table:table-cell office:value-type="float" office:value="-79.125">
            <text:p>-79.125</text:p>
          </table:table-cell>
          <table:table-cell office:value-type="float" office:value="217.125">
            <text:p>217.125</text:p>
          </table:table-cell>
          <table:table-cell office:value-type="float" office:value="0.00473176234645275">
            <text:p>0.0047317623</text:p>
          </table:table-cell>
          <table:table-cell office:value-type="float" office:value="-0.00754937505963171">
            <text:p>-0.0075493751</text:p>
          </table:table-cell>
          <table:table-cell office:value-type="float" office:value="0.0147653859231554">
            <text:p>0.0147653859</text:p>
          </table:table-cell>
          <table:table-cell office:value-type="float" office:value="1.01660505177939">
            <text:p>1.0166050518</text:p>
          </table:table-cell>
          <table:table-cell office:value-type="float" office:value="0.973688893696319">
            <text:p>0.973688893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578">
            <text:p>7578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160.75">
            <text:p>160.75</text:p>
          </table:table-cell>
          <table:table-cell office:value-type="float" office:value="248.25">
            <text:p>248.25</text:p>
          </table:table-cell>
          <table:table-cell office:value-type="float" office:value="-149.5">
            <text:p>-149.5</text:p>
          </table:table-cell>
          <table:table-cell office:value-type="float" office:value="0.0212127210345738">
            <text:p>0.021212721</text:p>
          </table:table-cell>
          <table:table-cell office:value-type="float" office:value="0.0239808732612056">
            <text:p>0.0239808733</text:p>
          </table:table-cell>
          <table:table-cell office:value-type="float" office:value="-0.00980263589272834">
            <text:p>-0.0098026359</text:p>
          </table:table-cell>
          <table:table-cell office:value-type="float" office:value="1.07512648350704">
            <text:p>1.0751264835</text:p>
          </table:table-cell>
          <table:table-cell office:value-type="float" office:value="1.08506021768766">
            <text:p>1.0850602177</text:p>
          </table:table-cell>
          <table:table-cell office:value-type="float" office:value="0.965879114049524">
            <text:p>0.965879114</text:p>
          </table:table-cell>
          <table:table-cell office:value-type="float" office:value="33.0213756405791">
            <text:p>33.0213756406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480">
            <text:p>7480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39.5">
            <text:p>-39.5</text:p>
          </table:table-cell>
          <table:table-cell office:value-type="float" office:value="246">
            <text:p>246</text:p>
          </table:table-cell>
          <table:table-cell office:value-type="float" office:value="-117.375">
            <text:p>-117.375</text:p>
          </table:table-cell>
          <table:table-cell office:value-type="float" office:value="-0.0052807486631016">
            <text:p>-0.0052807487</text:p>
          </table:table-cell>
          <table:table-cell office:value-type="float" office:value="0.0235812883435583">
            <text:p>0.0235812883</text:p>
          </table:table-cell>
          <table:table-cell office:value-type="float" office:value="-0.00718461161780009">
            <text:p>-0.0071846116</text:p>
          </table:table-cell>
          <table:table-cell office:value-type="float" office:value="0.981572036839772">
            <text:p>0.9815720368</text:p>
          </table:table-cell>
          <table:table-cell office:value-type="float" office:value="1.08362442043594">
            <text:p>1.0836244204</text:p>
          </table:table-cell>
          <table:table-cell office:value-type="float" office:value="0.974955031880133">
            <text:p>0.974955031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799">
            <text:p>7799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125">
            <text:p>-125</text:p>
          </table:table-cell>
          <table:table-cell office:value-type="float" office:value="27.625">
            <text:p>27.625</text:p>
          </table:table-cell>
          <table:table-cell office:value-type="float" office:value="-64.75">
            <text:p>-64.75</text:p>
          </table:table-cell>
          <table:table-cell office:value-type="float" office:value="-0.0160276958584434">
            <text:p>-0.0160276959</text:p>
          </table:table-cell>
          <table:table-cell office:value-type="float" office:value="0.00265267908584598">
            <text:p>0.0026526791</text:p>
          </table:table-cell>
          <table:table-cell office:value-type="float" office:value="-0.0041698866563627">
            <text:p>-0.0041698867</text:p>
          </table:table-cell>
          <table:table-cell office:value-type="float" office:value="0.944406563083128">
            <text:p>0.9444065631</text:p>
          </table:table-cell>
          <table:table-cell office:value-type="float" office:value="1.00929816874487">
            <text:p>1.0092981687</text:p>
          </table:table-cell>
          <table:table-cell office:value-type="float" office:value="0.985439477093995">
            <text:p>0.98543947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7956">
            <text:p>7956</text:p>
          </table:table-cell>
          <table:table-cell office:value-type="float" office:value="10334">
            <text:p>10334</text:p>
          </table:table-cell>
          <table:table-cell office:value-type="float" office:value="14637">
            <text:p>14637</text:p>
          </table:table-cell>
          <table:table-cell office:value-type="float" office:value="79.75">
            <text:p>79.75</text:p>
          </table:table-cell>
          <table:table-cell office:value-type="float" office:value="-94.75">
            <text:p>-94.75</text:p>
          </table:table-cell>
          <table:table-cell office:value-type="float" office:value="25.625">
            <text:p>25.625</text:p>
          </table:table-cell>
          <table:table-cell office:value-type="float" office:value="0.0100238813474108">
            <text:p>0.0100238813</text:p>
          </table:table-cell>
          <table:table-cell office:value-type="float" office:value="-0.00916876330559319">
            <text:p>-0.0091687633</text:p>
          </table:table-cell>
          <table:table-cell office:value-type="float" office:value="0.00175070028011204">
            <text:p>0.0017507003</text:p>
          </table:table-cell>
          <table:table-cell office:value-type="float" office:value="1.03528052198258">
            <text:p>1.035280522</text:p>
          </table:table-cell>
          <table:table-cell office:value-type="float" office:value="0.96807409822271">
            <text:p>0.9680740982</text:p>
          </table:table-cell>
          <table:table-cell office:value-type="float" office:value="1.00613345828527">
            <text:p>1.00613345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530">
            <text:p>7530</text:p>
          </table:table-cell>
          <table:table-cell office:value-type="float" office:value="11362">
            <text:p>11362</text:p>
          </table:table-cell>
          <table:table-cell office:value-type="float" office:value="17303">
            <text:p>17303</text:p>
          </table:table-cell>
          <table:table-cell office:value-type="float" office:value="117.75">
            <text:p>117.75</text:p>
          </table:table-cell>
          <table:table-cell office:value-type="float" office:value="-55">
            <text:p>-55</text:p>
          </table:table-cell>
          <table:table-cell office:value-type="float" office:value="94.375">
            <text:p>94.375</text:p>
          </table:table-cell>
          <table:table-cell office:value-type="float" office:value="0.0156374501992032">
            <text:p>0.0156374502</text:p>
          </table:table-cell>
          <table:table-cell office:value-type="float" office:value="-0.00484069706037669">
            <text:p>-0.0048406971</text:p>
          </table:table-cell>
          <table:table-cell office:value-type="float" office:value="0.00545425648731434">
            <text:p>0.0054542565</text:p>
          </table:table-cell>
          <table:table-cell office:value-type="float" office:value="1.05521035420073">
            <text:p>1.0552103542</text:p>
          </table:table-cell>
          <table:table-cell office:value-type="float" office:value="0.983103487690821">
            <text:p>0.9831034877</text:p>
          </table:table-cell>
          <table:table-cell office:value-type="float" office:value="1.01914820557671">
            <text:p>1.01914820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7670">
            <text:p>7670</text:p>
          </table:table-cell>
          <table:table-cell office:value-type="float" office:value="11618">
            <text:p>11618</text:p>
          </table:table-cell>
          <table:table-cell office:value-type="float" office:value="16337">
            <text:p>16337</text:p>
          </table:table-cell>
          <table:table-cell office:value-type="float" office:value="-67.75">
            <text:p>-67.75</text:p>
          </table:table-cell>
          <table:table-cell office:value-type="float" office:value="139.625">
            <text:p>139.625</text:p>
          </table:table-cell>
          <table:table-cell office:value-type="float" office:value="-117.375">
            <text:p>-117.375</text:p>
          </table:table-cell>
          <table:table-cell office:value-type="float" office:value="-0.00883311603650587">
            <text:p>-0.008833116</text:p>
          </table:table-cell>
          <table:table-cell office:value-type="float" office:value="0.0120179893269065">
            <text:p>0.0120179893</text:p>
          </table:table-cell>
          <table:table-cell office:value-type="float" office:value="-0.00718461161780009">
            <text:p>-0.0071846116</text:p>
          </table:table-cell>
          <table:table-cell office:value-type="float" office:value="0.969237020792502">
            <text:p>0.9692370208</text:p>
          </table:table-cell>
          <table:table-cell office:value-type="float" office:value="1.0423460494964">
            <text:p>1.0423460495</text:p>
          </table:table-cell>
          <table:table-cell office:value-type="float" office:value="0.974955031880133">
            <text:p>0.97495503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office:value-type="float" office:value="729">
            <text:p>729</text:p>
          </table:table-cell>
          <table:table-cell office:value-type="float" office:value="341">
            <text:p>341</text:p>
          </table:table-cell>
          <table:table-cell office:value-type="float" office:value="491">
            <text:p>491</text:p>
          </table:table-cell>
          <table:table-cell office:value-type="float" office:value="7770">
            <text:p>7770</text:p>
          </table:table-cell>
          <table:table-cell office:value-type="float" office:value="10381">
            <text:p>10381</text:p>
          </table:table-cell>
          <table:table-cell office:value-type="float" office:value="15231">
            <text:p>15231</text:p>
          </table:table-cell>
          <table:table-cell office:value-type="float" office:value="-115.125">
            <text:p>-115.125</text:p>
          </table:table-cell>
          <table:table-cell office:value-type="float" office:value="397.25">
            <text:p>397.25</text:p>
          </table:table-cell>
          <table:table-cell office:value-type="float" office:value="-122">
            <text:p>-122</text:p>
          </table:table-cell>
          <table:table-cell office:value-type="float" office:value="-0.0148166023166023">
            <text:p>-0.0148166023</text:p>
          </table:table-cell>
          <table:table-cell office:value-type="float" office:value="0.0382670262980445">
            <text:p>0.0382670263</text:p>
          </table:table-cell>
          <table:table-cell office:value-type="float" office:value="-0.00800997964677303">
            <text:p>-0.0080099796</text:p>
          </table:table-cell>
          <table:table-cell office:value-type="float" office:value="0.94857217403214">
            <text:p>0.948572174</text:p>
          </table:table-cell>
          <table:table-cell office:value-type="float" office:value="1.13680474803448">
            <text:p>1.136804748</text:p>
          </table:table-cell>
          <table:table-cell office:value-type="float" office:value="0.97209082439322">
            <text:p>0.9720908244</text:p>
          </table:table-cell>
          <table:table-cell office:value-type="float" office:value="0">
            <text:p>0</text:p>
          </table:table-cell>
          <table:table-cell office:value-type="float" office:value="18.4578365435995">
            <text:p>18.45783654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7850">
            <text:p>7850</text:p>
          </table:table-cell>
          <table:table-cell office:value-type="float" office:value="10444">
            <text:p>10444</text:p>
          </table:table-cell>
          <table:table-cell office:value-type="float" office:value="14931">
            <text:p>14931</text:p>
          </table:table-cell>
          <table:table-cell office:value-type="float" office:value="92.75">
            <text:p>92.75</text:p>
          </table:table-cell>
          <table:table-cell office:value-type="float" office:value="472.875">
            <text:p>472.875</text:p>
          </table:table-cell>
          <table:table-cell office:value-type="float" office:value="77.25">
            <text:p>77.25</text:p>
          </table:table-cell>
          <table:table-cell office:value-type="float" office:value="0.0118152866242038">
            <text:p>0.0118152866</text:p>
          </table:table-cell>
          <table:table-cell office:value-type="float" office:value="0.0452771926464956">
            <text:p>0.0452771926</text:p>
          </table:table-cell>
          <table:table-cell office:value-type="float" office:value="0.00517379947759695">
            <text:p>0.0051737995</text:p>
          </table:table-cell>
          <table:table-cell office:value-type="float" office:value="1.04162712114082">
            <text:p>1.0416271211</text:p>
          </table:table-cell>
          <table:table-cell office:value-type="float" office:value="1.16248822164367">
            <text:p>1.1624882216</text:p>
          </table:table-cell>
          <table:table-cell office:value-type="float" office:value="1.01816076384562">
            <text:p>1.0181607638</text:p>
          </table:table-cell>
          <table:table-cell office:value-type="float" office:value="0">
            <text:p>0</text:p>
          </table:table-cell>
          <table:table-cell office:value-type="float" office:value="15.6529857651288">
            <text:p>15.65298576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05">
            <text:p>305</text:p>
          </table:table-cell>
          <table:table-cell office:value-type="float" office:value="7614">
            <text:p>7614</text:p>
          </table:table-cell>
          <table:table-cell office:value-type="float" office:value="10471">
            <text:p>10471</text:p>
          </table:table-cell>
          <table:table-cell office:value-type="float" office:value="17303">
            <text:p>17303</text:p>
          </table:table-cell>
          <table:table-cell office:value-type="float" office:value="87.5">
            <text:p>87.5</text:p>
          </table:table-cell>
          <table:table-cell office:value-type="float" office:value="184.375">
            <text:p>184.375</text:p>
          </table:table-cell>
          <table:table-cell office:value-type="float" office:value="94.375">
            <text:p>94.375</text:p>
          </table:table-cell>
          <table:table-cell office:value-type="float" office:value="0.0114919884423431">
            <text:p>0.0114919884</text:p>
          </table:table-cell>
          <table:table-cell office:value-type="float" office:value="0.0176081558590393">
            <text:p>0.0176081559</text:p>
          </table:table-cell>
          <table:table-cell office:value-type="float" office:value="0.00545425648731434">
            <text:p>0.0054542565</text:p>
          </table:table-cell>
          <table:table-cell office:value-type="float" office:value="1.04048080851298">
            <text:p>1.0404808085</text:p>
          </table:table-cell>
          <table:table-cell office:value-type="float" office:value="1.06223623792604">
            <text:p>1.0622362379</text:p>
          </table:table-cell>
          <table:table-cell office:value-type="float" office:value="1.01914820557671">
            <text:p>1.01914820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office:value-type="float" office:value="657">
            <text:p>657</text:p>
          </table:table-cell>
          <table:table-cell office:value-type="float" office:value="433">
            <text:p>433</text:p>
          </table:table-cell>
          <table:table-cell office:value-type="float" office:value="657">
            <text:p>657</text:p>
          </table:table-cell>
          <table:table-cell office:value-type="float" office:value="7552">
            <text:p>7552</text:p>
          </table:table-cell>
          <table:table-cell office:value-type="float" office:value="10749">
            <text:p>10749</text:p>
          </table:table-cell>
          <table:table-cell office:value-type="float" office:value="15652">
            <text:p>15652</text:p>
          </table:table-cell>
          <table:table-cell office:value-type="float" office:value="-50.5">
            <text:p>-50.5</text:p>
          </table:table-cell>
          <table:table-cell office:value-type="float" office:value="234.5">
            <text:p>234.5</text:p>
          </table:table-cell>
          <table:table-cell office:value-type="float" office:value="180.5">
            <text:p>180.5</text:p>
          </table:table-cell>
          <table:table-cell office:value-type="float" office:value="-0.00668697033898305">
            <text:p>-0.0066869703</text:p>
          </table:table-cell>
          <table:table-cell office:value-type="float" office:value="0.0218159828821286">
            <text:p>0.0218159829</text:p>
          </table:table-cell>
          <table:table-cell office:value-type="float" office:value="0.0115320725785842">
            <text:p>0.0115320726</text:p>
          </table:table-cell>
          <table:table-cell office:value-type="float" office:value="0.976683246335296">
            <text:p>0.9766832463</text:p>
          </table:table-cell>
          <table:table-cell office:value-type="float" office:value="1.07728877682131">
            <text:p>1.0772887768</text:p>
          </table:table-cell>
          <table:table-cell office:value-type="float" office:value="1.04062291187304">
            <text:p>1.0406229119</text:p>
          </table:table-cell>
          <table:table-cell office:value-type="float" office:value="0">
            <text:p>0</text:p>
          </table:table-cell>
          <table:table-cell office:value-type="float" office:value="32.1177749564132">
            <text:p>32.11777495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7770">
            <text:p>7770</text:p>
          </table:table-cell>
          <table:table-cell office:value-type="float" office:value="10438">
            <text:p>10438</text:p>
          </table:table-cell>
          <table:table-cell office:value-type="float" office:value="17379">
            <text:p>17379</text:p>
          </table:table-cell>
          <table:table-cell office:value-type="float" office:value="-63.5">
            <text:p>-63.5</text:p>
          </table:table-cell>
          <table:table-cell office:value-type="float" office:value="343">
            <text:p>343</text:p>
          </table:table-cell>
          <table:table-cell office:value-type="float" office:value="541.875">
            <text:p>541.875</text:p>
          </table:table-cell>
          <table:table-cell office:value-type="float" office:value="-0.00817245817245817">
            <text:p>-0.0081724582</text:p>
          </table:table-cell>
          <table:table-cell office:value-type="float" office:value="0.0328607012837708">
            <text:p>0.0328607013</text:p>
          </table:table-cell>
          <table:table-cell office:value-type="float" office:value="0.0311798722596237">
            <text:p>0.0311798723</text:p>
          </table:table-cell>
          <table:table-cell office:value-type="float" office:value="0.971527302978654">
            <text:p>0.971527303</text:p>
          </table:table-cell>
          <table:table-cell office:value-type="float" office:value="1.11712891284337">
            <text:p>1.1171289128</text:p>
          </table:table-cell>
          <table:table-cell office:value-type="float" office:value="1.11103503439957">
            <text:p>1.1110350344</text:p>
          </table:table-cell>
          <table:table-cell office:value-type="float" office:value="0">
            <text:p>0</text:p>
          </table:table-cell>
          <table:table-cell office:value-type="float" office:value="21.4382053655104">
            <text:p>21.4382053655</text:p>
          </table:table-cell>
          <table:table-cell office:value-type="float" office:value="22.5753972930152">
            <text:p>22.575397293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360">
            <text:p>36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64">
            <text:p>8264</text:p>
          </table:table-cell>
          <table:table-cell office:value-type="float" office:value="11556">
            <text:p>11556</text:p>
          </table:table-cell>
          <table:table-cell office:value-type="float" office:value="19910">
            <text:p>19910</text:p>
          </table:table-cell>
          <table:table-cell office:value-type="float" office:value="310.875">
            <text:p>310.875</text:p>
          </table:table-cell>
          <table:table-cell office:value-type="float" office:value="356.25">
            <text:p>356.25</text:p>
          </table:table-cell>
          <table:table-cell office:value-type="float" office:value="571.875">
            <text:p>571.875</text:p>
          </table:table-cell>
          <table:table-cell office:value-type="float" office:value="0.03761798160697">
            <text:p>0.0376179816</text:p>
          </table:table-cell>
          <table:table-cell office:value-type="float" office:value="0.0308281412253375">
            <text:p>0.0308281412</text:p>
          </table:table-cell>
          <table:table-cell office:value-type="float" office:value="0.0287230035158212">
            <text:p>0.0287230035</text:p>
          </table:table-cell>
          <table:table-cell office:value-type="float" office:value="1.13443655620315">
            <text:p>1.1344365562</text:p>
          </table:table-cell>
          <table:table-cell office:value-type="float" office:value="1.10976122789984">
            <text:p>1.1097612279</text:p>
          </table:table-cell>
          <table:table-cell office:value-type="float" office:value="1.10214753373008">
            <text:p>1.1021475337</text:p>
          </table:table-cell>
          <table:table-cell office:value-type="float" office:value="18.770394130863">
            <text:p>18.7703941309</text:p>
          </table:table-cell>
          <table:table-cell office:value-type="float" office:value="22.8290550906077">
            <text:p>22.8290550906</text:p>
          </table:table-cell>
          <table:table-cell office:value-type="float" office:value="24.4770653011154">
            <text:p>24.477065301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609">
            <text:p>609</text:p>
          </table:table-cell>
          <table:table-cell office:value-type="float" office:value="267">
            <text:p>267</text:p>
          </table:table-cell>
          <table:table-cell office:value-type="float" office:value="8061">
            <text:p>8061</text:p>
          </table:table-cell>
          <table:table-cell office:value-type="float" office:value="12434">
            <text:p>12434</text:p>
          </table:table-cell>
          <table:table-cell office:value-type="float" office:value="18381">
            <text:p>18381</text:p>
          </table:table-cell>
          <table:table-cell office:value-type="float" office:value="83.75">
            <text:p>83.75</text:p>
          </table:table-cell>
          <table:table-cell office:value-type="float" office:value="59.25">
            <text:p>59.25</text:p>
          </table:table-cell>
          <table:table-cell office:value-type="float" office:value="889.75">
            <text:p>889.75</text:p>
          </table:table-cell>
          <table:table-cell office:value-type="float" office:value="0.0103895298350081">
            <text:p>0.0103895298</text:p>
          </table:table-cell>
          <table:table-cell office:value-type="float" office:value="0.0047651600450378">
            <text:p>0.00476516</text:p>
          </table:table-cell>
          <table:table-cell office:value-type="float" office:value="0.0484059626788532">
            <text:p>0.0484059627</text:p>
          </table:table-cell>
          <table:table-cell office:value-type="float" office:value="1.03657492138971">
            <text:p>1.0365749214</text:p>
          </table:table-cell>
          <table:table-cell office:value-type="float" office:value="1.01672256538813">
            <text:p>1.0167225654</text:p>
          </table:table-cell>
          <table:table-cell office:value-type="float" office:value="1.1740134183328">
            <text:p>1.1740134183</text:p>
          </table:table-cell>
          <table:table-cell table:number-columns-repeated="2" office:value-type="float" office:value="0">
            <text:p>0</text:p>
          </table:table-cell>
          <table:table-cell office:value-type="float" office:value="14.6633018599201">
            <text:p>14.6633018599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8439">
            <text:p>8439</text:p>
          </table:table-cell>
          <table:table-cell office:value-type="float" office:value="11697">
            <text:p>11697</text:p>
          </table:table-cell>
          <table:table-cell office:value-type="float" office:value="17949">
            <text:p>17949</text:p>
          </table:table-cell>
          <table:table-cell office:value-type="float" office:value="201.25">
            <text:p>201.25</text:p>
          </table:table-cell>
          <table:table-cell office:value-type="float" office:value="151.875">
            <text:p>151.875</text:p>
          </table:table-cell>
          <table:table-cell office:value-type="float" office:value="1014.875">
            <text:p>1014.875</text:p>
          </table:table-cell>
          <table:table-cell office:value-type="float" office:value="0.0238476122763361">
            <text:p>0.0238476123</text:p>
          </table:table-cell>
          <table:table-cell office:value-type="float" office:value="0.0129840984867915">
            <text:p>0.0129840985</text:p>
          </table:table-cell>
          <table:table-cell office:value-type="float" office:value="0.0565421471948298">
            <text:p>0.0565421472</text:p>
          </table:table-cell>
          <table:table-cell office:value-type="float" office:value="1.08458131184529">
            <text:p>1.0845813118</text:p>
          </table:table-cell>
          <table:table-cell office:value-type="float" office:value="1.04577477485826">
            <text:p>1.0457747749</text:p>
          </table:table-cell>
          <table:table-cell office:value-type="float" office:value="1.20416366342433">
            <text:p>1.2041636634</text:p>
          </table:table-cell>
          <table:table-cell office:value-type="float" office:value="29.4108970331966">
            <text:p>29.4108970332</text:p>
          </table:table-cell>
          <table:table-cell office:value-type="float" office:value="0">
            <text:p>0</text:p>
          </table:table-cell>
          <table:table-cell office:value-type="float" office:value="12.602343650694">
            <text:p>12.6023436507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34">
            <text:p>634</text:p>
          </table:table-cell>
          <table:table-cell office:value-type="float" office:value="431">
            <text:p>431</text:p>
          </table:table-cell>
          <table:table-cell office:value-type="float" office:value="8234">
            <text:p>8234</text:p>
          </table:table-cell>
          <table:table-cell office:value-type="float" office:value="12893">
            <text:p>12893</text:p>
          </table:table-cell>
          <table:table-cell office:value-type="float" office:value="18540">
            <text:p>18540</text:p>
          </table:table-cell>
          <table:table-cell office:value-type="float" office:value="274.5">
            <text:p>274.5</text:p>
          </table:table-cell>
          <table:table-cell office:value-type="float" office:value="386.25">
            <text:p>386.25</text:p>
          </table:table-cell>
          <table:table-cell office:value-type="float" office:value="1021.125">
            <text:p>1021.125</text:p>
          </table:table-cell>
          <table:table-cell office:value-type="float" office:value="0.0333373815885353">
            <text:p>0.0333373816</text:p>
          </table:table-cell>
          <table:table-cell office:value-type="float" office:value="0.02995811680757">
            <text:p>0.0299581168</text:p>
          </table:table-cell>
          <table:table-cell office:value-type="float" office:value="0.055076860841424">
            <text:p>0.0550768608</text:p>
          </table:table-cell>
          <table:table-cell office:value-type="float" office:value="1.11885914234179">
            <text:p>1.1188591423</text:p>
          </table:table-cell>
          <table:table-cell office:value-type="float" office:value="1.1066124868013">
            <text:p>1.1066124868</text:p>
          </table:table-cell>
          <table:table-cell office:value-type="float" office:value="1.19871459572127">
            <text:p>1.1987145957</text:p>
          </table:table-cell>
          <table:table-cell office:value-type="float" office:value="21.1365696739591">
            <text:p>21.136569674</text:p>
          </table:table-cell>
          <table:table-cell office:value-type="float" office:value="23.4820766037179">
            <text:p>23.4820766037</text:p>
          </table:table-cell>
          <table:table-cell office:value-type="float" office:value="12.9285656228067">
            <text:p>12.9285656228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1">
            <text:p>291</text:p>
          </table:table-cell>
          <table:table-cell office:value-type="float" office:value="416">
            <text:p>416</text:p>
          </table:table-cell>
          <table:table-cell office:value-type="float" office:value="8141">
            <text:p>8141</text:p>
          </table:table-cell>
          <table:table-cell office:value-type="float" office:value="13829">
            <text:p>13829</text:p>
          </table:table-cell>
          <table:table-cell office:value-type="float" office:value="19218">
            <text:p>19218</text:p>
          </table:table-cell>
          <table:table-cell office:value-type="float" office:value="316">
            <text:p>316</text:p>
          </table:table-cell>
          <table:table-cell office:value-type="float" office:value="561.5">
            <text:p>561.5</text:p>
          </table:table-cell>
          <table:table-cell office:value-type="float" office:value="650.375">
            <text:p>650.375</text:p>
          </table:table-cell>
          <table:table-cell office:value-type="float" office:value="0.0388158702862056">
            <text:p>0.0388158703</text:p>
          </table:table-cell>
          <table:table-cell office:value-type="float" office:value="0.0406030804830429">
            <text:p>0.0406030805</text:p>
          </table:table-cell>
          <table:table-cell office:value-type="float" office:value="0.0338419710687897">
            <text:p>0.0338419711</text:p>
          </table:table-cell>
          <table:table-cell office:value-type="float" office:value="1.13880862270243">
            <text:p>1.1388086227</text:p>
          </table:table-cell>
          <table:table-cell office:value-type="float" office:value="1.14534205757429">
            <text:p>1.1453420576</text:p>
          </table:table-cell>
          <table:table-cell office:value-type="float" office:value="1.12069164559217">
            <text:p>1.1206916456</text:p>
          </table:table-cell>
          <table:table-cell office:value-type="float" office:value="18.201687885369">
            <text:p>18.2016878854</text:p>
          </table:table-cell>
          <table:table-cell office:value-type="float" office:value="17.4155700752673">
            <text:p>17.4155700753</text:p>
          </table:table-cell>
          <table:table-cell office:value-type="float" office:value="20.8265308954051">
            <text:p>20.8265308954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2">
            <text:p>612</text:p>
          </table:table-cell>
          <table:table-cell office:value-type="float" office:value="416">
            <text:p>416</text:p>
          </table:table-cell>
          <table:table-cell office:value-type="float" office:value="8270">
            <text:p>8270</text:p>
          </table:table-cell>
          <table:table-cell office:value-type="float" office:value="13750">
            <text:p>13750</text:p>
          </table:table-cell>
          <table:table-cell office:value-type="float" office:value="20690">
            <text:p>20690</text:p>
          </table:table-cell>
          <table:table-cell office:value-type="float" office:value="147.375">
            <text:p>147.375</text:p>
          </table:table-cell>
          <table:table-cell office:value-type="float" office:value="624.625">
            <text:p>624.625</text:p>
          </table:table-cell>
          <table:table-cell office:value-type="float" office:value="740.75">
            <text:p>740.75</text:p>
          </table:table-cell>
          <table:table-cell office:value-type="float" office:value="0.0178204353083434">
            <text:p>0.0178204353</text:p>
          </table:table-cell>
          <table:table-cell office:value-type="float" office:value="0.0454272727272727">
            <text:p>0.0454272727</text:p>
          </table:table-cell>
          <table:table-cell office:value-type="float" office:value="0.035802319961334">
            <text:p>0.03580232</text:p>
          </table:table-cell>
          <table:table-cell office:value-type="float" office:value="1.06299395669178">
            <text:p>1.0629939567</text:p>
          </table:table-cell>
          <table:table-cell office:value-type="float" office:value="1.16304018327603">
            <text:p>1.1630401833</text:p>
          </table:table-cell>
          <table:table-cell office:value-type="float" office:value="1.12782045984931">
            <text:p>1.1278204598</text:p>
          </table:table-cell>
          <table:table-cell office:value-type="float" office:value="0">
            <text:p>0</text:p>
          </table:table-cell>
          <table:table-cell office:value-type="float" office:value="15.6024005551799">
            <text:p>15.6024005552</text:p>
          </table:table-cell>
          <table:table-cell office:value-type="float" office:value="19.704940237393">
            <text:p>19.7049402374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8448">
            <text:p>8448</text:p>
          </table:table-cell>
          <table:table-cell office:value-type="float" office:value="13962">
            <text:p>13962</text:p>
          </table:table-cell>
          <table:table-cell office:value-type="float" office:value="23534">
            <text:p>23534</text:p>
          </table:table-cell>
          <table:table-cell office:value-type="float" office:value="134.75">
            <text:p>134.75</text:p>
          </table:table-cell>
          <table:table-cell office:value-type="float" office:value="513.625">
            <text:p>513.625</text:p>
          </table:table-cell>
          <table:table-cell office:value-type="float" office:value="914.125">
            <text:p>914.125</text:p>
          </table:table-cell>
          <table:table-cell office:value-type="float" office:value="0.0159505208333333">
            <text:p>0.0159505208</text:p>
          </table:table-cell>
          <table:table-cell office:value-type="float" office:value="0.0367873513823234">
            <text:p>0.0367873514</text:p>
          </table:table-cell>
          <table:table-cell office:value-type="float" office:value="0.0388427381660576">
            <text:p>0.0388427382</text:p>
          </table:table-cell>
          <table:table-cell office:value-type="float" office:value="1.05632548438178">
            <text:p>1.0563254844</text:p>
          </table:table-cell>
          <table:table-cell office:value-type="float" office:value="1.13140821591272">
            <text:p>1.1314082159</text:p>
          </table:table-cell>
          <table:table-cell office:value-type="float" office:value="1.13890674986535">
            <text:p>1.1389067499</text:p>
          </table:table-cell>
          <table:table-cell office:value-type="float" office:value="0">
            <text:p>0</text:p>
          </table:table-cell>
          <table:table-cell office:value-type="float" office:value="19.1864843068902">
            <text:p>19.1864843069</text:p>
          </table:table-cell>
          <table:table-cell office:value-type="float" office:value="18.1893343229804">
            <text:p>18.18933432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570">
            <text:p>570</text:p>
          </table:table-cell>
          <table:table-cell office:value-type="float" office:value="260">
            <text:p>260</text:p>
          </table:table-cell>
          <table:table-cell office:value-type="float" office:value="10009">
            <text:p>10009</text:p>
          </table:table-cell>
          <table:table-cell office:value-type="float" office:value="15156">
            <text:p>15156</text:p>
          </table:table-cell>
          <table:table-cell office:value-type="float" office:value="25463">
            <text:p>25463</text:p>
          </table:table-cell>
          <table:table-cell office:value-type="float" office:value="289.625">
            <text:p>289.625</text:p>
          </table:table-cell>
          <table:table-cell office:value-type="float" office:value="634.75">
            <text:p>634.75</text:p>
          </table:table-cell>
          <table:table-cell office:value-type="float" office:value="890.75">
            <text:p>890.75</text:p>
          </table:table-cell>
          <table:table-cell office:value-type="float" office:value="0.0289364571885303">
            <text:p>0.0289364572</text:p>
          </table:table-cell>
          <table:table-cell office:value-type="float" office:value="0.0418811031934547">
            <text:p>0.0418811032</text:p>
          </table:table-cell>
          <table:table-cell office:value-type="float" office:value="0.0349821309350823">
            <text:p>0.0349821309</text:p>
          </table:table-cell>
          <table:table-cell office:value-type="float" office:value="1.10291874452692">
            <text:p>1.1029187445</text:p>
          </table:table-cell>
          <table:table-cell office:value-type="float" office:value="1.15002175371431">
            <text:p>1.1500217537</text:p>
          </table:table-cell>
          <table:table-cell office:value-type="float" office:value="1.12483600726292">
            <text:p>1.1248360073</text:p>
          </table:table-cell>
          <table:table-cell office:value-type="float" office:value="24.2990394302982">
            <text:p>24.2990394303</text:p>
          </table:table-cell>
          <table:table-cell office:value-type="float" office:value="16.8945601074846">
            <text:p>16.8945601075</text:p>
          </table:table-cell>
          <table:table-cell office:value-type="float" office:value="20.1589087781419">
            <text:p>20.1589087781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589">
            <text:p>589</text:p>
          </table:table-cell>
          <table:table-cell office:value-type="float" office:value="399">
            <text:p>399</text:p>
          </table:table-cell>
          <table:table-cell office:value-type="float" office:value="589">
            <text:p>589</text:p>
          </table:table-cell>
          <table:table-cell office:value-type="float" office:value="11041">
            <text:p>11041</text:p>
          </table:table-cell>
          <table:table-cell office:value-type="float" office:value="14990">
            <text:p>14990</text:p>
          </table:table-cell>
          <table:table-cell office:value-type="float" office:value="25217">
            <text:p>25217</text:p>
          </table:table-cell>
          <table:table-cell office:value-type="float" office:value="490.125">
            <text:p>490.125</text:p>
          </table:table-cell>
          <table:table-cell office:value-type="float" office:value="676.875">
            <text:p>676.875</text:p>
          </table:table-cell>
          <table:table-cell office:value-type="float" office:value="1064.5">
            <text:p>1064.5</text:p>
          </table:table-cell>
          <table:table-cell office:value-type="float" office:value="0.0443913594783081">
            <text:p>0.0443913595</text:p>
          </table:table-cell>
          <table:table-cell office:value-type="float" office:value="0.0451551034022682">
            <text:p>0.0451551034</text:p>
          </table:table-cell>
          <table:table-cell office:value-type="float" office:value="0.0422135860728873">
            <text:p>0.0422135861</text:p>
          </table:table-cell>
          <table:table-cell office:value-type="float" office:value="1.15923212005489">
            <text:p>1.1592321201</text:p>
          </table:table-cell>
          <table:table-cell office:value-type="float" office:value="1.16203926929995">
            <text:p>1.1620392693</text:p>
          </table:table-cell>
          <table:table-cell office:value-type="float" office:value="1.15124024547941">
            <text:p>1.1512402455</text:p>
          </table:table-cell>
          <table:table-cell office:value-type="float" office:value="15.9585264653884">
            <text:p>15.9585264654</text:p>
          </table:table-cell>
          <table:table-cell office:value-type="float" office:value="15.6943845232399">
            <text:p>15.6943845232</text:p>
          </table:table-cell>
          <table:table-cell office:value-type="float" office:value="16.7641876713644">
            <text:p>16.7641876714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430">
            <text:p>430</text:p>
          </table:table-cell>
          <table:table-cell office:value-type="float" office:value="314">
            <text:p>314</text:p>
          </table:table-cell>
          <table:table-cell office:value-type="float" office:value="10840">
            <text:p>10840</text:p>
          </table:table-cell>
          <table:table-cell office:value-type="float" office:value="15364">
            <text:p>15364</text:p>
          </table:table-cell>
          <table:table-cell office:value-type="float" office:value="24639">
            <text:p>24639</text:p>
          </table:table-cell>
          <table:table-cell office:value-type="float" office:value="485.5">
            <text:p>485.5</text:p>
          </table:table-cell>
          <table:table-cell office:value-type="float" office:value="518.75">
            <text:p>518.75</text:p>
          </table:table-cell>
          <table:table-cell office:value-type="float" office:value="884.125">
            <text:p>884.125</text:p>
          </table:table-cell>
          <table:table-cell office:value-type="float" office:value="0.0447878228782288">
            <text:p>0.0447878229</text:p>
          </table:table-cell>
          <table:table-cell office:value-type="float" office:value="0.0337639937516272">
            <text:p>0.0337639938</text:p>
          </table:table-cell>
          <table:table-cell office:value-type="float" office:value="0.0358831527253541">
            <text:p>0.0358831527</text:p>
          </table:table-cell>
          <table:table-cell office:value-type="float" office:value="1.16068904026702">
            <text:p>1.1606890403</text:p>
          </table:table-cell>
          <table:table-cell office:value-type="float" office:value="1.12040839238785">
            <text:p>1.1204083924</text:p>
          </table:table-cell>
          <table:table-cell office:value-type="float" office:value="1.12811473181178">
            <text:p>1.1281147318</text:p>
          </table:table-cell>
          <table:table-cell office:value-type="float" office:value="15.8202847748338">
            <text:p>15.8202847748</text:p>
          </table:table-cell>
          <table:table-cell office:value-type="float" office:value="20.8738377732341">
            <text:p>20.8738377732</text:p>
          </table:table-cell>
          <table:table-cell office:value-type="float" office:value="19.6613232155889">
            <text:p>19.6613232156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308">
            <text:p>308</text:p>
          </table:table-cell>
          <table:table-cell office:value-type="float" office:value="10480">
            <text:p>10480</text:p>
          </table:table-cell>
          <table:table-cell office:value-type="float" office:value="17288">
            <text:p>17288</text:p>
          </table:table-cell>
          <table:table-cell office:value-type="float" office:value="24695">
            <text:p>24695</text:p>
          </table:table-cell>
          <table:table-cell office:value-type="float" office:value="641.5">
            <text:p>641.5</text:p>
          </table:table-cell>
          <table:table-cell office:value-type="float" office:value="623.625">
            <text:p>623.625</text:p>
          </table:table-cell>
          <table:table-cell office:value-type="float" office:value="774.375">
            <text:p>774.375</text:p>
          </table:table-cell>
          <table:table-cell office:value-type="float" office:value="0.0612118320610687">
            <text:p>0.0612118321</text:p>
          </table:table-cell>
          <table:table-cell office:value-type="float" office:value="0.0360727093937992">
            <text:p>0.0360727094</text:p>
          </table:table-cell>
          <table:table-cell office:value-type="float" office:value="0.0313575622595667">
            <text:p>0.0313575623</text:p>
          </table:table-cell>
          <table:table-cell office:value-type="float" office:value="1.22158531344691">
            <text:p>1.2215853134</text:p>
          </table:table-cell>
          <table:table-cell office:value-type="float" office:value="1.1288049139898">
            <text:p>1.128804914</text:p>
          </table:table-cell>
          <table:table-cell office:value-type="float" office:value="1.11167872946177">
            <text:p>1.1116787295</text:p>
          </table:table-cell>
          <table:table-cell office:value-type="float" office:value="11.6668871039457">
            <text:p>11.6668871039</text:p>
          </table:table-cell>
          <table:table-cell office:value-type="float" office:value="19.5598058391631">
            <text:p>19.5598058392</text:p>
          </table:table-cell>
          <table:table-cell office:value-type="float" office:value="22.4494159793564">
            <text:p>22.4494159794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10760">
            <text:p>10760</text:p>
          </table:table-cell>
          <table:table-cell office:value-type="float" office:value="18132">
            <text:p>18132</text:p>
          </table:table-cell>
          <table:table-cell office:value-type="float" office:value="26763">
            <text:p>26763</text:p>
          </table:table-cell>
          <table:table-cell office:value-type="float" office:value="618.5">
            <text:p>618.5</text:p>
          </table:table-cell>
          <table:table-cell office:value-type="float" office:value="917.5">
            <text:p>917.5</text:p>
          </table:table-cell>
          <table:table-cell office:value-type="float" office:value="415.875">
            <text:p>415.875</text:p>
          </table:table-cell>
          <table:table-cell office:value-type="float" office:value="0.0574814126394052">
            <text:p>0.0574814126</text:p>
          </table:table-cell>
          <table:table-cell office:value-type="float" office:value="0.0506011471431723">
            <text:p>0.0506011471</text:p>
          </table:table-cell>
          <table:table-cell office:value-type="float" office:value="0.0155391772222845">
            <text:p>0.0155391772</text:p>
          </table:table-cell>
          <table:table-cell office:value-type="float" office:value="1.207661005324">
            <text:p>1.2076610053</text:p>
          </table:table-cell>
          <table:table-cell office:value-type="float" office:value="1.18212254814182">
            <text:p>1.1821225481</text:p>
          </table:table-cell>
          <table:table-cell office:value-type="float" office:value="1.05486039369434">
            <text:p>1.0548603937</text:p>
          </table:table-cell>
          <table:table-cell office:value-type="float" office:value="12.4019770516312">
            <text:p>12.4019770516</text:p>
          </table:table-cell>
          <table:table-cell office:value-type="float" office:value="14.0419727451711">
            <text:p>14.04197274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423">
            <text:p>423</text:p>
          </table:table-cell>
          <table:table-cell office:value-type="float" office:value="614">
            <text:p>614</text:p>
          </table:table-cell>
          <table:table-cell office:value-type="float" office:value="423">
            <text:p>423</text:p>
          </table:table-cell>
          <table:table-cell office:value-type="float" office:value="10966">
            <text:p>10966</text:p>
          </table:table-cell>
          <table:table-cell office:value-type="float" office:value="18653">
            <text:p>18653</text:p>
          </table:table-cell>
          <table:table-cell office:value-type="float" office:value="27642">
            <text:p>27642</text:p>
          </table:table-cell>
          <table:table-cell office:value-type="float" office:value="326">
            <text:p>326</text:p>
          </table:table-cell>
          <table:table-cell office:value-type="float" office:value="801.625">
            <text:p>801.625</text:p>
          </table:table-cell>
          <table:table-cell office:value-type="float" office:value="471.5">
            <text:p>471.5</text:p>
          </table:table-cell>
          <table:table-cell office:value-type="float" office:value="0.029728250957505">
            <text:p>0.029728251</text:p>
          </table:table-cell>
          <table:table-cell office:value-type="float" office:value="0.0429756607516217">
            <text:p>0.0429756608</text:p>
          </table:table-cell>
          <table:table-cell office:value-type="float" office:value="0.0170573764561175">
            <text:p>0.0170573765</text:p>
          </table:table-cell>
          <table:table-cell office:value-type="float" office:value="1.10578106540505">
            <text:p>1.1057810654</text:p>
          </table:table-cell>
          <table:table-cell office:value-type="float" office:value="1.15403475116807">
            <text:p>1.1540347512</text:p>
          </table:table-cell>
          <table:table-cell office:value-type="float" office:value="1.06027108761588">
            <text:p>1.0602710876</text:p>
          </table:table-cell>
          <table:table-cell office:value-type="float" office:value="23.66099184707">
            <text:p>23.6609918471</text:p>
          </table:table-cell>
          <table:table-cell office:value-type="float" office:value="16.4729744108895">
            <text:p>16.47297441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2">
            <text:p>272</text:p>
          </table:table-cell>
          <table:table-cell office:value-type="float" office:value="390">
            <text:p>390</text:p>
          </table:table-cell>
          <table:table-cell office:value-type="float" office:value="12040">
            <text:p>12040</text:p>
          </table:table-cell>
          <table:table-cell office:value-type="float" office:value="18076">
            <text:p>18076</text:p>
          </table:table-cell>
          <table:table-cell office:value-type="float" office:value="28400">
            <text:p>28400</text:p>
          </table:table-cell>
          <table:table-cell office:value-type="float" office:value="420.125">
            <text:p>420.125</text:p>
          </table:table-cell>
          <table:table-cell office:value-type="float" office:value="546.25">
            <text:p>546.25</text:p>
          </table:table-cell>
          <table:table-cell office:value-type="float" office:value="420.625">
            <text:p>420.625</text:p>
          </table:table-cell>
          <table:table-cell office:value-type="float" office:value="0.0348941029900332">
            <text:p>0.034894103</text:p>
          </table:table-cell>
          <table:table-cell office:value-type="float" office:value="0.0302196282363355">
            <text:p>0.0302196282</text:p>
          </table:table-cell>
          <table:table-cell office:value-type="float" office:value="0.0148107394366197">
            <text:p>0.0148107394</text:p>
          </table:table-cell>
          <table:table-cell office:value-type="float" office:value="1.12451585337514">
            <text:p>1.1245158534</text:p>
          </table:table-cell>
          <table:table-cell office:value-type="float" office:value="1.10755862165143">
            <text:p>1.1075586217</text:p>
          </table:table-cell>
          <table:table-cell office:value-type="float" office:value="1.05226752971338">
            <text:p>1.0522675297</text:p>
          </table:table-cell>
          <table:table-cell office:value-type="float" office:value="20.2088996149672">
            <text:p>20.208899615</text:p>
          </table:table-cell>
          <table:table-cell office:value-type="float" office:value="23.2818396117364">
            <text:p>23.28183961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566">
            <text:p>566</text:p>
          </table:table-cell>
          <table:table-cell office:value-type="float" office:value="374">
            <text:p>374</text:p>
          </table:table-cell>
          <table:table-cell office:value-type="float" office:value="13128">
            <text:p>13128</text:p>
          </table:table-cell>
          <table:table-cell office:value-type="float" office:value="18258">
            <text:p>18258</text:p>
          </table:table-cell>
          <table:table-cell office:value-type="float" office:value="30429">
            <text:p>30429</text:p>
          </table:table-cell>
          <table:table-cell office:value-type="float" office:value="384">
            <text:p>384</text:p>
          </table:table-cell>
          <table:table-cell office:value-type="float" office:value="683">
            <text:p>683</text:p>
          </table:table-cell>
          <table:table-cell office:value-type="float" office:value="613.875">
            <text:p>613.875</text:p>
          </table:table-cell>
          <table:table-cell office:value-type="float" office:value="0.0292504570383912">
            <text:p>0.029250457</text:p>
          </table:table-cell>
          <table:table-cell office:value-type="float" office:value="0.0374082593931427">
            <text:p>0.0374082594</text:p>
          </table:table-cell>
          <table:table-cell office:value-type="float" office:value="0.020174011633639">
            <text:p>0.0201740116</text:p>
          </table:table-cell>
          <table:table-cell office:value-type="float" office:value="1.1040535545388">
            <text:p>1.1040535545</text:p>
          </table:table-cell>
          <table:table-cell office:value-type="float" office:value="1.13367168850282">
            <text:p>1.1336716885</text:p>
          </table:table-cell>
          <table:table-cell office:value-type="float" office:value="1.07140674257871">
            <text:p>1.0714067426</text:p>
          </table:table-cell>
          <table:table-cell office:value-type="float" office:value="24.041877514947">
            <text:p>24.0418775149</text:p>
          </table:table-cell>
          <table:table-cell office:value-type="float" office:value="18.8737073717548">
            <text:p>18.8737073718</text:p>
          </table:table-cell>
          <table:table-cell office:value-type="float" office:value="34.703840681488">
            <text:p>34.7038406815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288">
            <text:p>288</text:p>
          </table:table-cell>
          <table:table-cell office:value-type="float" office:value="14285">
            <text:p>14285</text:p>
          </table:table-cell>
          <table:table-cell office:value-type="float" office:value="19593">
            <text:p>19593</text:p>
          </table:table-cell>
          <table:table-cell office:value-type="float" office:value="31294">
            <text:p>31294</text:p>
          </table:table-cell>
          <table:table-cell office:value-type="float" office:value="440.25">
            <text:p>440.25</text:p>
          </table:table-cell>
          <table:table-cell office:value-type="float" office:value="414.25">
            <text:p>414.25</text:p>
          </table:table-cell>
          <table:table-cell office:value-type="float" office:value="611">
            <text:p>611</text:p>
          </table:table-cell>
          <table:table-cell office:value-type="float" office:value="0.0308190409520476">
            <text:p>0.030819041</text:p>
          </table:table-cell>
          <table:table-cell office:value-type="float" office:value="0.0211427550655846">
            <text:p>0.0211427551</text:p>
          </table:table-cell>
          <table:table-cell office:value-type="float" office:value="0.0195245094906372">
            <text:p>0.0195245095</text:p>
          </table:table-cell>
          <table:table-cell office:value-type="float" office:value="1.10972827737117">
            <text:p>1.1097282774</text:p>
          </table:table-cell>
          <table:table-cell office:value-type="float" office:value="1.0748757942694">
            <text:p>1.0748757943</text:p>
          </table:table-cell>
          <table:table-cell office:value-type="float" office:value="1.0690829479001">
            <text:p>1.0690829479</text:p>
          </table:table-cell>
          <table:table-cell office:value-type="float" office:value="22.8356947651208">
            <text:p>22.8356947651</text:p>
          </table:table-cell>
          <table:table-cell office:value-type="float" office:value="33.1295116277719">
            <text:p>33.12951162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2">
            <text:p>312</text:p>
          </table:table-cell>
          <table:table-cell office:value-type="float" office:value="626">
            <text:p>626</text:p>
          </table:table-cell>
          <table:table-cell office:value-type="float" office:value="14025">
            <text:p>14025</text:p>
          </table:table-cell>
          <table:table-cell office:value-type="float" office:value="20340">
            <text:p>20340</text:p>
          </table:table-cell>
          <table:table-cell office:value-type="float" office:value="29208">
            <text:p>29208</text:p>
          </table:table-cell>
          <table:table-cell office:value-type="float" office:value="485.375">
            <text:p>485.375</text:p>
          </table:table-cell>
          <table:table-cell office:value-type="float" office:value="497">
            <text:p>497</text:p>
          </table:table-cell>
          <table:table-cell office:value-type="float" office:value="988.75">
            <text:p>988.75</text:p>
          </table:table-cell>
          <table:table-cell office:value-type="float" office:value="0.0346078431372549">
            <text:p>0.0346078431</text:p>
          </table:table-cell>
          <table:table-cell office:value-type="float" office:value="0.0244346116027532">
            <text:p>0.0244346116</text:p>
          </table:table-cell>
          <table:table-cell office:value-type="float" office:value="0.0338520268419611">
            <text:p>0.0338520268</text:p>
          </table:table-cell>
          <table:table-cell office:value-type="float" office:value="1.12347494848135">
            <text:p>1.1234749485</text:p>
          </table:table-cell>
          <table:table-cell office:value-type="float" office:value="1.08669135908822">
            <text:p>1.0866913591</text:p>
          </table:table-cell>
          <table:table-cell office:value-type="float" office:value="1.12072817500063">
            <text:p>1.120728175</text:p>
          </table:table-cell>
          <table:table-cell office:value-type="float" office:value="20.3732238294879">
            <text:p>20.3732238295</text:p>
          </table:table-cell>
          <table:table-cell office:value-type="float" office:value="28.7126110695144">
            <text:p>28.7126110695</text:p>
          </table:table-cell>
          <table:table-cell office:value-type="float" office:value="20.8204461739375">
            <text:p>20.8204461739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table:number-columns-repeated="2" office:value-type="float" office:value="424">
            <text:p>424</text:p>
          </table:table-cell>
          <table:table-cell office:value-type="float" office:value="13448">
            <text:p>13448</text:p>
          </table:table-cell>
          <table:table-cell office:value-type="float" office:value="20093">
            <text:p>20093</text:p>
          </table:table-cell>
          <table:table-cell office:value-type="float" office:value="28506">
            <text:p>28506</text:p>
          </table:table-cell>
          <table:table-cell office:value-type="float" office:value="445.75">
            <text:p>445.75</text:p>
          </table:table-cell>
          <table:table-cell office:value-type="float" office:value="200.25">
            <text:p>200.25</text:p>
          </table:table-cell>
          <table:table-cell office:value-type="float" office:value="338">
            <text:p>338</text:p>
          </table:table-cell>
          <table:table-cell office:value-type="float" office:value="0.0331461927424152">
            <text:p>0.0331461927</text:p>
          </table:table-cell>
          <table:table-cell office:value-type="float" office:value="0.0099661573682377">
            <text:p>0.0099661574</text:p>
          </table:table-cell>
          <table:table-cell office:value-type="float" office:value="0.0118571528800954">
            <text:p>0.0118571529</text:p>
          </table:table-cell>
          <table:table-cell office:value-type="float" office:value="1.11816506798136">
            <text:p>1.118165068</text:p>
          </table:table-cell>
          <table:table-cell office:value-type="float" office:value="1.0350762264025">
            <text:p>1.0350762264</text:p>
          </table:table-cell>
          <table:table-cell office:value-type="float" office:value="1.0417755955462">
            <text:p>1.0417755955</text:p>
          </table:table-cell>
          <table:table-cell office:value-type="float" office:value="21.2565089924374">
            <text:p>21.25650899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3">
            <text:p>443</text:p>
          </table:table-cell>
          <table:table-cell office:value-type="float" office:value="321">
            <text:p>321</text:p>
          </table:table-cell>
          <table:table-cell office:value-type="float" office:value="13744">
            <text:p>13744</text:p>
          </table:table-cell>
          <table:table-cell office:value-type="float" office:value="21473">
            <text:p>21473</text:p>
          </table:table-cell>
          <table:table-cell office:value-type="float" office:value="31600">
            <text:p>31600</text:p>
          </table:table-cell>
          <table:table-cell office:value-type="float" office:value="497">
            <text:p>497</text:p>
          </table:table-cell>
          <table:table-cell office:value-type="float" office:value="398.375">
            <text:p>398.375</text:p>
          </table:table-cell>
          <table:table-cell office:value-type="float" office:value="1099.125">
            <text:p>1099.125</text:p>
          </table:table-cell>
          <table:table-cell office:value-type="float" office:value="0.0361612339930151">
            <text:p>0.036161234</text:p>
          </table:table-cell>
          <table:table-cell office:value-type="float" office:value="0.0185523680901597">
            <text:p>0.0185523681</text:p>
          </table:table-cell>
          <table:table-cell office:value-type="float" office:value="0.0347824367088608">
            <text:p>0.0347824367</text:p>
          </table:table-cell>
          <table:table-cell office:value-type="float" office:value="1.12912728326959">
            <text:p>1.1291272833</text:p>
          </table:table-cell>
          <table:table-cell office:value-type="float" office:value="1.06560790142459">
            <text:p>1.0656079014</text:p>
          </table:table-cell>
          <table:table-cell office:value-type="float" office:value="1.12410977157169">
            <text:p>1.1241097716</text:p>
          </table:table-cell>
          <table:table-cell office:value-type="float" office:value="19.5127608922166">
            <text:p>19.5127608922</text:p>
          </table:table-cell>
          <table:table-cell office:value-type="float" office:value="0">
            <text:p>0</text:p>
          </table:table-cell>
          <table:table-cell office:value-type="float" office:value="20.2726786455728">
            <text:p>20.2726786456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454">
            <text:p>454</text:p>
          </table:table-cell>
          <table:table-cell office:value-type="float" office:value="331">
            <text:p>331</text:p>
          </table:table-cell>
          <table:table-cell office:value-type="float" office:value="14580">
            <text:p>14580</text:p>
          </table:table-cell>
          <table:table-cell office:value-type="float" office:value="22173">
            <text:p>22173</text:p>
          </table:table-cell>
          <table:table-cell office:value-type="float" office:value="32777">
            <text:p>32777</text:p>
          </table:table-cell>
          <table:table-cell office:value-type="float" office:value="318.75">
            <text:p>318.75</text:p>
          </table:table-cell>
          <table:table-cell office:value-type="float" office:value="450.5">
            <text:p>450.5</text:p>
          </table:table-cell>
          <table:table-cell office:value-type="float" office:value="968">
            <text:p>968</text:p>
          </table:table-cell>
          <table:table-cell office:value-type="float" office:value="0.0218621399176955">
            <text:p>0.0218621399</text:p>
          </table:table-cell>
          <table:table-cell office:value-type="float" office:value="0.0203175032697425">
            <text:p>0.0203175033</text:p>
          </table:table-cell>
          <table:table-cell office:value-type="float" office:value="0.0295329041706074">
            <text:p>0.0295329042</text:p>
          </table:table-cell>
          <table:table-cell office:value-type="float" office:value="1.07745427790902">
            <text:p>1.0774542779</text:p>
          </table:table-cell>
          <table:table-cell office:value-type="float" office:value="1.07192035128477">
            <text:p>1.0719203513</text:p>
          </table:table-cell>
          <table:table-cell office:value-type="float" office:value="1.10507466175748">
            <text:p>1.1050746618</text:p>
          </table:table-cell>
          <table:table-cell office:value-type="float" office:value="32.0506919052636">
            <text:p>32.0506919053</text:p>
          </table:table-cell>
          <table:table-cell office:value-type="float" office:value="34.4611774466891">
            <text:p>34.4611774467</text:p>
          </table:table-cell>
          <table:table-cell office:value-type="float" office:value="23.8152283168111">
            <text:p>23.8152283168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5158">
            <text:p>15158</text:p>
          </table:table-cell>
          <table:table-cell office:value-type="float" office:value="20912">
            <text:p>20912</text:p>
          </table:table-cell>
          <table:table-cell office:value-type="float" office:value="35083">
            <text:p>35083</text:p>
          </table:table-cell>
          <table:table-cell office:value-type="float" office:value="233.875">
            <text:p>233.875</text:p>
          </table:table-cell>
          <table:table-cell office:value-type="float" office:value="923.125">
            <text:p>923.125</text:p>
          </table:table-cell>
          <table:table-cell office:value-type="float" office:value="1528.625">
            <text:p>1528.625</text:p>
          </table:table-cell>
          <table:table-cell office:value-type="float" office:value="0.0154291463253727">
            <text:p>0.0154291463</text:p>
          </table:table-cell>
          <table:table-cell office:value-type="float" office:value="0.0441433148431523">
            <text:p>0.0441433148</text:p>
          </table:table-cell>
          <table:table-cell office:value-type="float" office:value="0.0435716728900037">
            <text:p>0.0435716729</text:p>
          </table:table-cell>
          <table:table-cell office:value-type="float" office:value="1.05446860690921">
            <text:p>1.0544686069</text:p>
          </table:table-cell>
          <table:table-cell office:value-type="float" office:value="1.1583209211519">
            <text:p>1.1583209212</text:p>
          </table:table-cell>
          <table:table-cell office:value-type="float" office:value="1.15622189684474">
            <text:p>1.1562218968</text:p>
          </table:table-cell>
          <table:table-cell office:value-type="float" office:value="0">
            <text:p>0</text:p>
          </table:table-cell>
          <table:table-cell office:value-type="float" office:value="16.0462790290567">
            <text:p>16.0462790291</text:p>
          </table:table-cell>
          <table:table-cell office:value-type="float" office:value="16.2523168995995">
            <text:p>16.2523168996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400">
            <text:p>400</text:p>
          </table:table-cell>
          <table:table-cell office:value-type="float" office:value="599">
            <text:p>599</text:p>
          </table:table-cell>
          <table:table-cell office:value-type="float" office:value="15570">
            <text:p>15570</text:p>
          </table:table-cell>
          <table:table-cell office:value-type="float" office:value="22042">
            <text:p>22042</text:p>
          </table:table-cell>
          <table:table-cell office:value-type="float" office:value="37492">
            <text:p>37492</text:p>
          </table:table-cell>
          <table:table-cell office:value-type="float" office:value="615.75">
            <text:p>615.75</text:p>
          </table:table-cell>
          <table:table-cell office:value-type="float" office:value="1129.25">
            <text:p>1129.25</text:p>
          </table:table-cell>
          <table:table-cell office:value-type="float" office:value="1953.25">
            <text:p>1953.25</text:p>
          </table:table-cell>
          <table:table-cell office:value-type="float" office:value="0.0395472061657033">
            <text:p>0.0395472062</text:p>
          </table:table-cell>
          <table:table-cell office:value-type="float" office:value="0.0512317394065874">
            <text:p>0.0512317394</text:p>
          </table:table-cell>
          <table:table-cell office:value-type="float" office:value="0.0520977808599168">
            <text:p>0.0520977809</text:p>
          </table:table-cell>
          <table:table-cell office:value-type="float" office:value="1.14148062535037">
            <text:p>1.1414806254</text:p>
          </table:table-cell>
          <table:table-cell office:value-type="float" office:value="1.1844554825234">
            <text:p>1.1844554825</text:p>
          </table:table-cell>
          <table:table-cell office:value-type="float" office:value="1.18766202339994">
            <text:p>1.1876620234</text:p>
          </table:table-cell>
          <table:table-cell office:value-type="float" office:value="17.8714167195289">
            <text:p>17.8714167195</text:p>
          </table:table-cell>
          <table:table-cell office:value-type="float" office:value="13.8733314646317">
            <text:p>13.8733314646</text:p>
          </table:table-cell>
          <table:table-cell office:value-type="float" office:value="13.6483754315013">
            <text:p>13.6483754315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0">
            <text:p>310</text:p>
          </table:table-cell>
          <table:table-cell office:value-type="float" office:value="637">
            <text:p>637</text:p>
          </table:table-cell>
          <table:table-cell office:value-type="float" office:value="16648">
            <text:p>16648</text:p>
          </table:table-cell>
          <table:table-cell office:value-type="float" office:value="23236">
            <text:p>23236</text:p>
          </table:table-cell>
          <table:table-cell office:value-type="float" office:value="39928">
            <text:p>39928</text:p>
          </table:table-cell>
          <table:table-cell office:value-type="float" office:value="320">
            <text:p>320</text:p>
          </table:table-cell>
          <table:table-cell office:value-type="float" office:value="1132.875">
            <text:p>1132.875</text:p>
          </table:table-cell>
          <table:table-cell office:value-type="float" office:value="1838">
            <text:p>1838</text:p>
          </table:table-cell>
          <table:table-cell office:value-type="float" office:value="0.0192215281114849">
            <text:p>0.0192215281</text:p>
          </table:table-cell>
          <table:table-cell office:value-type="float" office:value="0.0487551644000689">
            <text:p>0.0487551644</text:p>
          </table:table-cell>
          <table:table-cell office:value-type="float" office:value="0.0460328591464636">
            <text:p>0.0460328591</text:p>
          </table:table-cell>
          <table:table-cell office:value-type="float" office:value="1.06799950399036">
            <text:p>1.067999504</text:p>
          </table:table-cell>
          <table:table-cell office:value-type="float" office:value="1.17530212486937">
            <text:p>1.1753021249</text:p>
          </table:table-cell>
          <table:table-cell office:value-type="float" office:value="1.16526829429017">
            <text:p>1.1652682943</text:p>
          </table:table-cell>
          <table:table-cell office:value-type="float" office:value="0">
            <text:p>0</text:p>
          </table:table-cell>
          <table:table-cell office:value-type="float" office:value="14.5607216015334">
            <text:p>14.5607216015</text:p>
          </table:table-cell>
          <table:table-cell office:value-type="float" office:value="15.4016349408468">
            <text:p>15.4016349408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6">
            <text:p>446</text:p>
          </table:table-cell>
          <table:table-cell office:value-type="float" office:value="650">
            <text:p>650</text:p>
          </table:table-cell>
          <table:table-cell office:value-type="float" office:value="16731">
            <text:p>16731</text:p>
          </table:table-cell>
          <table:table-cell office:value-type="float" office:value="23452">
            <text:p>23452</text:p>
          </table:table-cell>
          <table:table-cell office:value-type="float" office:value="39882">
            <text:p>39882</text:p>
          </table:table-cell>
          <table:table-cell office:value-type="float" office:value="383.5">
            <text:p>383.5</text:p>
          </table:table-cell>
          <table:table-cell office:value-type="float" office:value="1182.875">
            <text:p>1182.875</text:p>
          </table:table-cell>
          <table:table-cell office:value-type="float" office:value="1974.875">
            <text:p>1974.875</text:p>
          </table:table-cell>
          <table:table-cell office:value-type="float" office:value="0.0229215229215229">
            <text:p>0.0229215229</text:p>
          </table:table-cell>
          <table:table-cell office:value-type="float" office:value="0.0504381289442265">
            <text:p>0.0504381289</text:p>
          </table:table-cell>
          <table:table-cell office:value-type="float" office:value="0.0495179529612356">
            <text:p>0.049517953</text:p>
          </table:table-cell>
          <table:table-cell office:value-type="float" office:value="1.08125510680289">
            <text:p>1.0812551068</text:p>
          </table:table-cell>
          <table:table-cell office:value-type="float" office:value="1.18151970081353">
            <text:p>1.1815197008</text:p>
          </table:table-cell>
          <table:table-cell office:value-type="float" office:value="1.17811880958865">
            <text:p>1.1781188096</text:p>
          </table:table-cell>
          <table:table-cell office:value-type="float" office:value="30.5852788325703">
            <text:p>30.5852788326</text:p>
          </table:table-cell>
          <table:table-cell office:value-type="float" office:value="14.0862550409261">
            <text:p>14.0862550409</text:p>
          </table:table-cell>
          <table:table-cell office:value-type="float" office:value="14.3416784952281">
            <text:p>14.3416784952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office:value-type="float" office:value="449">
            <text:p>449</text:p>
          </table:table-cell>
          <table:table-cell table:number-columns-repeated="2" office:value-type="float" office:value="655">
            <text:p>655</text:p>
          </table:table-cell>
          <table:table-cell office:value-type="float" office:value="15896">
            <text:p>15896</text:p>
          </table:table-cell>
          <table:table-cell office:value-type="float" office:value="24628">
            <text:p>24628</text:p>
          </table:table-cell>
          <table:table-cell office:value-type="float" office:value="41437">
            <text:p>41437</text:p>
          </table:table-cell>
          <table:table-cell office:value-type="float" office:value="401.375">
            <text:p>401.375</text:p>
          </table:table-cell>
          <table:table-cell office:value-type="float" office:value="1147.875">
            <text:p>1147.875</text:p>
          </table:table-cell>
          <table:table-cell office:value-type="float" office:value="2091.125">
            <text:p>2091.125</text:p>
          </table:table-cell>
          <table:table-cell office:value-type="float" office:value="0.0252500629089079">
            <text:p>0.0252500629</text:p>
          </table:table-cell>
          <table:table-cell office:value-type="float" office:value="0.0466085350008121">
            <text:p>0.046608535</text:p>
          </table:table-cell>
          <table:table-cell office:value-type="float" office:value="0.0504651639838791">
            <text:p>0.050465164</text:p>
          </table:table-cell>
          <table:table-cell office:value-type="float" office:value="1.08962484890791">
            <text:p>1.0896248489</text:p>
          </table:table-cell>
          <table:table-cell office:value-type="float" office:value="1.16738768935129">
            <text:p>1.1673876894</text:p>
          </table:table-cell>
          <table:table-cell office:value-type="float" office:value="1.18161967018438">
            <text:p>1.1816196702</text:p>
          </table:table-cell>
          <table:table-cell office:value-type="float" office:value="27.7964383079818">
            <text:p>27.796438308</text:p>
          </table:table-cell>
          <table:table-cell office:value-type="float" office:value="15.2156215240269">
            <text:p>15.215621524</text:p>
          </table:table-cell>
          <table:table-cell office:value-type="float" office:value="14.0788914527509">
            <text:p>14.0788914528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465">
            <text:p>465</text:p>
          </table:table-cell>
          <table:table-cell office:value-type="float" office:value="673">
            <text:p>673</text:p>
          </table:table-cell>
          <table:table-cell office:value-type="float" office:value="15259">
            <text:p>15259</text:p>
          </table:table-cell>
          <table:table-cell office:value-type="float" office:value="26238">
            <text:p>26238</text:p>
          </table:table-cell>
          <table:table-cell office:value-type="float" office:value="43496">
            <text:p>43496</text:p>
          </table:table-cell>
          <table:table-cell office:value-type="float" office:value="569.25">
            <text:p>569.25</text:p>
          </table:table-cell>
          <table:table-cell office:value-type="float" office:value="1247.375">
            <text:p>1247.375</text:p>
          </table:table-cell>
          <table:table-cell office:value-type="float" office:value="1594.5">
            <text:p>1594.5</text:p>
          </table:table-cell>
          <table:table-cell office:value-type="float" office:value="0.037305852283898">
            <text:p>0.0373058523</text:p>
          </table:table-cell>
          <table:table-cell office:value-type="float" office:value="0.0475407805472978">
            <text:p>0.0475407805</text:p>
          </table:table-cell>
          <table:table-cell office:value-type="float" office:value="0.0366585433143278">
            <text:p>0.0366585433</text:p>
          </table:table-cell>
          <table:table-cell office:value-type="float" office:value="1.13329826715831">
            <text:p>1.1332982672</text:p>
          </table:table-cell>
          <table:table-cell office:value-type="float" office:value="1.17082257851303">
            <text:p>1.1708225785</text:p>
          </table:table-cell>
          <table:table-cell office:value-type="float" office:value="1.13093884524409">
            <text:p>1.1309388452</text:p>
          </table:table-cell>
          <table:table-cell office:value-type="float" office:value="18.9245771427522">
            <text:p>18.9245771428</text:p>
          </table:table-cell>
          <table:table-cell office:value-type="float" office:value="14.9239455944876">
            <text:p>14.9239455945</text:p>
          </table:table-cell>
          <table:table-cell office:value-type="float" office:value="19.2526970949079">
            <text:p>19.2526970949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473">
            <text:p>473</text:p>
          </table:table-cell>
          <table:table-cell table:number-columns-repeated="2" office:value-type="float" office:value="682">
            <text:p>682</text:p>
          </table:table-cell>
          <table:table-cell office:value-type="float" office:value="16360">
            <text:p>16360</text:p>
          </table:table-cell>
          <table:table-cell office:value-type="float" office:value="27758">
            <text:p>27758</text:p>
          </table:table-cell>
          <table:table-cell office:value-type="float" office:value="45772">
            <text:p>45772</text:p>
          </table:table-cell>
          <table:table-cell office:value-type="float" office:value="613.25">
            <text:p>613.25</text:p>
          </table:table-cell>
          <table:table-cell office:value-type="float" office:value="1090.5">
            <text:p>1090.5</text:p>
          </table:table-cell>
          <table:table-cell office:value-type="float" office:value="943">
            <text:p>943</text:p>
          </table:table-cell>
          <table:table-cell office:value-type="float" office:value="0.0374847188264059">
            <text:p>0.0374847188</text:p>
          </table:table-cell>
          <table:table-cell office:value-type="float" office:value="0.0392859716117876">
            <text:p>0.0392859716</text:p>
          </table:table-cell>
          <table:table-cell office:value-type="float" office:value="0.0206021148300271">
            <text:p>0.0206021148</text:p>
          </table:table-cell>
          <table:table-cell office:value-type="float" office:value="1.13395052001759">
            <text:p>1.13395052</text:p>
          </table:table-cell>
          <table:table-cell office:value-type="float" office:value="1.1405259402696">
            <text:p>1.1405259403</text:p>
          </table:table-cell>
          <table:table-cell office:value-type="float" office:value="1.07293931829062">
            <text:p>1.0729393183</text:p>
          </table:table-cell>
          <table:table-cell office:value-type="float" office:value="18.8359080777824">
            <text:p>18.8359080778</text:p>
          </table:table-cell>
          <table:table-cell office:value-type="float" office:value="17.9879786857316">
            <text:p>17.9879786857</text:p>
          </table:table-cell>
          <table:table-cell office:value-type="float" office:value="33.9898630561417">
            <text:p>33.9898630561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3">
            <text:p>343</text:p>
          </table:table-cell>
          <table:table-cell office:value-type="float" office:value="687">
            <text:p>687</text:p>
          </table:table-cell>
          <table:table-cell office:value-type="float" office:value="17454">
            <text:p>17454</text:p>
          </table:table-cell>
          <table:table-cell office:value-type="float" office:value="28788">
            <text:p>28788</text:p>
          </table:table-cell>
          <table:table-cell office:value-type="float" office:value="48521">
            <text:p>48521</text:p>
          </table:table-cell>
          <table:table-cell office:value-type="float" office:value="583.75">
            <text:p>583.75</text:p>
          </table:table-cell>
          <table:table-cell office:value-type="float" office:value="1524.25">
            <text:p>1524.25</text:p>
          </table:table-cell>
          <table:table-cell office:value-type="float" office:value="1054.125">
            <text:p>1054.125</text:p>
          </table:table-cell>
          <table:table-cell office:value-type="float" office:value="0.0334450555746534">
            <text:p>0.0334450556</text:p>
          </table:table-cell>
          <table:table-cell office:value-type="float" office:value="0.0529474086424899">
            <text:p>0.0529474086</text:p>
          </table:table-cell>
          <table:table-cell office:value-type="float" office:value="0.0217251293254467">
            <text:p>0.0217251293</text:p>
          </table:table-cell>
          <table:table-cell office:value-type="float" office:value="1.11925009512637">
            <text:p>1.1192500951</text:p>
          </table:table-cell>
          <table:table-cell office:value-type="float" office:value="1.19081064928935">
            <text:p>1.1908106493</text:p>
          </table:table-cell>
          <table:table-cell office:value-type="float" office:value="1.07696303587771">
            <text:p>1.0769630359</text:p>
          </table:table-cell>
          <table:table-cell office:value-type="float" office:value="21.0696256385208">
            <text:p>21.0696256385</text:p>
          </table:table-cell>
          <table:table-cell office:value-type="float" office:value="13.4348325695962">
            <text:p>13.4348325696</text:p>
          </table:table-cell>
          <table:table-cell office:value-type="float" office:value="32.2506511035236">
            <text:p>32.2506511035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477">
            <text:p>477</text:p>
          </table:table-cell>
          <table:table-cell office:value-type="float" office:value="691">
            <text:p>691</text:p>
          </table:table-cell>
          <table:table-cell office:value-type="float" office:value="18663">
            <text:p>18663</text:p>
          </table:table-cell>
          <table:table-cell office:value-type="float" office:value="30447">
            <text:p>30447</text:p>
          </table:table-cell>
          <table:table-cell office:value-type="float" office:value="51812">
            <text:p>51812</text:p>
          </table:table-cell>
          <table:table-cell office:value-type="float" office:value="773.75">
            <text:p>773.75</text:p>
          </table:table-cell>
          <table:table-cell office:value-type="float" office:value="552.25">
            <text:p>552.25</text:p>
          </table:table-cell>
          <table:table-cell office:value-type="float" office:value="981">
            <text:p>981</text:p>
          </table:table-cell>
          <table:table-cell office:value-type="float" office:value="0.0414590365964743">
            <text:p>0.0414590366</text:p>
          </table:table-cell>
          <table:table-cell office:value-type="float" office:value="0.0181380760009196">
            <text:p>0.018138076</text:p>
          </table:table-cell>
          <table:table-cell office:value-type="float" office:value="0.0189338377209913">
            <text:p>0.0189338377</text:p>
          </table:table-cell>
          <table:table-cell office:value-type="float" office:value="1.14847557745006">
            <text:p>1.1484755775</text:p>
          </table:table-cell>
          <table:table-cell office:value-type="float" office:value="1.06412808601321">
            <text:p>1.064128086</text:p>
          </table:table-cell>
          <table:table-cell office:value-type="float" office:value="1.06697107283673">
            <text:p>1.0669710728</text:p>
          </table:table-cell>
          <table:table-cell office:value-type="float" office:value="17.0630715679064">
            <text:p>17.06307156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743">
            <text:p>743</text:p>
          </table:table-cell>
          <table:table-cell office:value-type="float" office:value="526">
            <text:p>526</text:p>
          </table:table-cell>
          <table:table-cell office:value-type="float" office:value="20377">
            <text:p>20377</text:p>
          </table:table-cell>
          <table:table-cell office:value-type="float" office:value="30968">
            <text:p>30968</text:p>
          </table:table-cell>
          <table:table-cell office:value-type="float" office:value="50294">
            <text:p>50294</text:p>
          </table:table-cell>
          <table:table-cell office:value-type="float" office:value="969.375">
            <text:p>969.375</text:p>
          </table:table-cell>
          <table:table-cell office:value-type="float" office:value="1066.875">
            <text:p>1066.875</text:p>
          </table:table-cell>
          <table:table-cell office:value-type="float" office:value="829.25">
            <text:p>829.25</text:p>
          </table:table-cell>
          <table:table-cell office:value-type="float" office:value="0.0475720174706777">
            <text:p>0.0475720175</text:p>
          </table:table-cell>
          <table:table-cell office:value-type="float" office:value="0.0344508847842935">
            <text:p>0.0344508848</text:p>
          </table:table-cell>
          <table:table-cell office:value-type="float" office:value="0.0164880502644451">
            <text:p>0.0164880503</text:p>
          </table:table-cell>
          <table:table-cell office:value-type="float" office:value="1.17093773096598">
            <text:p>1.170937731</text:p>
          </table:table-cell>
          <table:table-cell office:value-type="float" office:value="1.12290434913137">
            <text:p>1.1229043491</text:p>
          </table:table-cell>
          <table:table-cell office:value-type="float" office:value="1.05824101329654">
            <text:p>1.0582410133</text:p>
          </table:table-cell>
          <table:table-cell office:value-type="float" office:value="14.9143702599746">
            <text:p>14.91437026</text:p>
          </table:table-cell>
          <table:table-cell office:value-type="float" office:value="20.4644830353422">
            <text:p>20.46448303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410">
            <text:p>410</text:p>
          </table:table-cell>
          <table:table-cell office:value-type="float" office:value="548">
            <text:p>548</text:p>
          </table:table-cell>
          <table:table-cell office:value-type="float" office:value="770">
            <text:p>770</text:p>
          </table:table-cell>
          <table:table-cell office:value-type="float" office:value="21612">
            <text:p>21612</text:p>
          </table:table-cell>
          <table:table-cell office:value-type="float" office:value="32132">
            <text:p>32132</text:p>
          </table:table-cell>
          <table:table-cell office:value-type="float" office:value="47472">
            <text:p>47472</text:p>
          </table:table-cell>
          <table:table-cell office:value-type="float" office:value="939.5">
            <text:p>939.5</text:p>
          </table:table-cell>
          <table:table-cell office:value-type="float" office:value="578.375">
            <text:p>578.375</text:p>
          </table:table-cell>
          <table:table-cell office:value-type="float" office:value="757.375">
            <text:p>757.375</text:p>
          </table:table-cell>
          <table:table-cell office:value-type="float" office:value="0.0434712196927633">
            <text:p>0.0434712197</text:p>
          </table:table-cell>
          <table:table-cell office:value-type="float" office:value="0.0179999688783767">
            <text:p>0.0179999689</text:p>
          </table:table-cell>
          <table:table-cell office:value-type="float" office:value="0.015954141388608">
            <text:p>0.0159541414</text:p>
          </table:table-cell>
          <table:table-cell office:value-type="float" office:value="1.15585317293016">
            <text:p>1.1558531729</text:p>
          </table:table-cell>
          <table:table-cell office:value-type="float" office:value="1.06363492887838">
            <text:p>1.0636349289</text:p>
          </table:table-cell>
          <table:table-cell office:value-type="float" office:value="1.05633838272993">
            <text:p>1.0563383827</text:p>
          </table:table-cell>
          <table:table-cell office:value-type="float" office:value="16.289083108069">
            <text:p>16.28908310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8">
            <text:p>368</text:p>
          </table:table-cell>
          <table:table-cell office:value-type="float" office:value="735">
            <text:p>735</text:p>
          </table:table-cell>
          <table:table-cell office:value-type="float" office:value="21505">
            <text:p>21505</text:p>
          </table:table-cell>
          <table:table-cell office:value-type="float" office:value="34308">
            <text:p>34308</text:p>
          </table:table-cell>
          <table:table-cell office:value-type="float" office:value="48315">
            <text:p>48315</text:p>
          </table:table-cell>
          <table:table-cell office:value-type="float" office:value="1010.375">
            <text:p>1010.375</text:p>
          </table:table-cell>
          <table:table-cell office:value-type="float" office:value="679.25">
            <text:p>679.25</text:p>
          </table:table-cell>
          <table:table-cell office:value-type="float" office:value="691.625">
            <text:p>691.625</text:p>
          </table:table-cell>
          <table:table-cell office:value-type="float" office:value="0.0469832597070449">
            <text:p>0.0469832597</text:p>
          </table:table-cell>
          <table:table-cell office:value-type="float" office:value="0.0197985892503206">
            <text:p>0.0197985893</text:p>
          </table:table-cell>
          <table:table-cell office:value-type="float" office:value="0.0143149125530374">
            <text:p>0.0143149126</text:p>
          </table:table-cell>
          <table:table-cell office:value-type="float" office:value="1.16876796529235">
            <text:p>1.1687679653</text:p>
          </table:table-cell>
          <table:table-cell office:value-type="float" office:value="1.07006335128328">
            <text:p>1.0700633513</text:p>
          </table:table-cell>
          <table:table-cell office:value-type="float" office:value="1.05050383070958">
            <text:p>1.0505038307</text:p>
          </table:table-cell>
          <table:table-cell office:value-type="float" office:value="15.0969886951964">
            <text:p>15.09698869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table:number-columns-repeated="2" office:value-type="float" office:value="819">
            <text:p>819</text:p>
          </table:table-cell>
          <table:table-cell office:value-type="float" office:value="22086">
            <text:p>22086</text:p>
          </table:table-cell>
          <table:table-cell office:value-type="float" office:value="35340">
            <text:p>35340</text:p>
          </table:table-cell>
          <table:table-cell office:value-type="float" office:value="49784">
            <text:p>49784</text:p>
          </table:table-cell>
          <table:table-cell office:value-type="float" office:value="1043.75">
            <text:p>1043.75</text:p>
          </table:table-cell>
          <table:table-cell office:value-type="float" office:value="56.75">
            <text:p>56.75</text:p>
          </table:table-cell>
          <table:table-cell office:value-type="float" office:value="902.25">
            <text:p>902.25</text:p>
          </table:table-cell>
          <table:table-cell office:value-type="float" office:value="0.0472584442633342">
            <text:p>0.0472584443</text:p>
          </table:table-cell>
          <table:table-cell office:value-type="float" office:value="0.00160582908885116">
            <text:p>0.0016058291</text:p>
          </table:table-cell>
          <table:table-cell office:value-type="float" office:value="0.0181232926241363">
            <text:p>0.0181232926</text:p>
          </table:table-cell>
          <table:table-cell office:value-type="float" office:value="1.16978194160788">
            <text:p>1.1697819416</text:p>
          </table:table-cell>
          <table:table-cell office:value-type="float" office:value="1.00562545603762">
            <text:p>1.005625456</text:p>
          </table:table-cell>
          <table:table-cell office:value-type="float" office:value="1.06407529350614">
            <text:p>1.0640752935</text:p>
          </table:table-cell>
          <table:table-cell office:value-type="float" office:value="15.0110668334157">
            <text:p>15.01106683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office:value-type="float" office:value="470">
            <text:p>470</text:p>
          </table:table-cell>
          <table:table-cell office:value-type="float" office:value="617">
            <text:p>617</text:p>
          </table:table-cell>
          <table:table-cell office:value-type="float" office:value="855">
            <text:p>855</text:p>
          </table:table-cell>
          <table:table-cell office:value-type="float" office:value="23014">
            <text:p>23014</text:p>
          </table:table-cell>
          <table:table-cell office:value-type="float" office:value="34842">
            <text:p>34842</text:p>
          </table:table-cell>
          <table:table-cell office:value-type="float" office:value="49186">
            <text:p>49186</text:p>
          </table:table-cell>
          <table:table-cell office:value-type="float" office:value="779.125">
            <text:p>779.125</text:p>
          </table:table-cell>
          <table:table-cell office:value-type="float" office:value="-205.25">
            <text:p>-205.25</text:p>
          </table:table-cell>
          <table:table-cell office:value-type="float" office:value="-294.75">
            <text:p>-294.75</text:p>
          </table:table-cell>
          <table:table-cell office:value-type="float" office:value="0.0338543929781872">
            <text:p>0.033854393</text:p>
          </table:table-cell>
          <table:table-cell office:value-type="float" office:value="-0.00589087882440732">
            <text:p>-0.0058908788</text:p>
          </table:table-cell>
          <table:table-cell office:value-type="float" office:value="-0.00599255885821169">
            <text:p>-0.0059925589</text:p>
          </table:table-cell>
          <table:table-cell office:value-type="float" office:value="1.12073677047454">
            <text:p>1.1207367705</text:p>
          </table:table-cell>
          <table:table-cell office:value-type="float" office:value="0.979449940923089">
            <text:p>0.9794499409</text:p>
          </table:table-cell>
          <table:table-cell office:value-type="float" office:value="0.979096429089131">
            <text:p>0.9790964291</text:p>
          </table:table-cell>
          <table:table-cell office:value-type="float" office:value="20.8190149565213">
            <text:p>20.81901495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office:value-type="float" office:value="475">
            <text:p>475</text:p>
          </table:table-cell>
          <table:table-cell office:value-type="float" office:value="626">
            <text:p>626</text:p>
          </table:table-cell>
          <table:table-cell office:value-type="float" office:value="872">
            <text:p>872</text:p>
          </table:table-cell>
          <table:table-cell office:value-type="float" office:value="23880">
            <text:p>23880</text:p>
          </table:table-cell>
          <table:table-cell office:value-type="float" office:value="33853">
            <text:p>33853</text:p>
          </table:table-cell>
          <table:table-cell office:value-type="float" office:value="51831">
            <text:p>51831</text:p>
          </table:table-cell>
          <table:table-cell office:value-type="float" office:value="497.25">
            <text:p>497.25</text:p>
          </table:table-cell>
          <table:table-cell office:value-type="float" office:value="525.75">
            <text:p>525.75</text:p>
          </table:table-cell>
          <table:table-cell office:value-type="float" office:value="-304">
            <text:p>-304</text:p>
          </table:table-cell>
          <table:table-cell office:value-type="float" office:value="0.020822864321608">
            <text:p>0.0208228643</text:p>
          </table:table-cell>
          <table:table-cell office:value-type="float" office:value="0.0155303813546805">
            <text:p>0.0155303814</text:p>
          </table:table-cell>
          <table:table-cell office:value-type="float" office:value="-0.00586521579749571">
            <text:p>-0.0058652158</text:p>
          </table:table-cell>
          <table:table-cell office:value-type="float" office:value="1.0737298648156">
            <text:p>1.0737298648</text:p>
          </table:table-cell>
          <table:table-cell office:value-type="float" office:value="1.05482907252162">
            <text:p>1.0548290725</text:p>
          </table:table-cell>
          <table:table-cell office:value-type="float" office:value="0.979539170191213">
            <text:p>0.9795391702</text:p>
          </table:table-cell>
          <table:table-cell office:value-type="float" office:value="33.6331753749967">
            <text:p>33.6331753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 office:value-type="float" office:value="913">
            <text:p>913</text:p>
          </table:table-cell>
          <table:table-cell office:value-type="float" office:value="25537">
            <text:p>25537</text:p>
          </table:table-cell>
          <table:table-cell office:value-type="float" office:value="34403">
            <text:p>34403</text:p>
          </table:table-cell>
          <table:table-cell office:value-type="float" office:value="54054">
            <text:p>54054</text:p>
          </table:table-cell>
          <table:table-cell office:value-type="float" office:value="522.5">
            <text:p>522.5</text:p>
          </table:table-cell>
          <table:table-cell office:value-type="float" office:value="599">
            <text:p>599</text:p>
          </table:table-cell>
          <table:table-cell office:value-type="float" office:value="-224.75">
            <text:p>-224.75</text:p>
          </table:table-cell>
          <table:table-cell office:value-type="float" office:value="0.0204605082821005">
            <text:p>0.0204605083</text:p>
          </table:table-cell>
          <table:table-cell office:value-type="float" office:value="0.0174112722727669">
            <text:p>0.0174112723</text:p>
          </table:table-cell>
          <table:table-cell office:value-type="float" office:value="-0.00415787915787916">
            <text:p>-0.0041578792</text:p>
          </table:table-cell>
          <table:table-cell office:value-type="float" office:value="1.07243229848971">
            <text:p>1.0724322985</text:p>
          </table:table-cell>
          <table:table-cell office:value-type="float" office:value="1.06153363166291">
            <text:p>1.0615336317</text:p>
          </table:table-cell>
          <table:table-cell office:value-type="float" office:value="0.985481307347242">
            <text:p>0.9854813073</text:p>
          </table:table-cell>
          <table:table-cell office:value-type="float" office:value="34.2227233939653">
            <text:p>34.2227233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office:value-type="float" office:value="595">
            <text:p>595</text:p>
          </table:table-cell>
          <table:table-cell table:number-columns-repeated="2" office:value-type="float" office:value="1021">
            <text:p>1021</text:p>
          </table:table-cell>
          <table:table-cell office:value-type="float" office:value="26383">
            <text:p>26383</text:p>
          </table:table-cell>
          <table:table-cell office:value-type="float" office:value="35442">
            <text:p>35442</text:p>
          </table:table-cell>
          <table:table-cell office:value-type="float" office:value="51762">
            <text:p>51762</text:p>
          </table:table-cell>
          <table:table-cell office:value-type="float" office:value="-18.5">
            <text:p>-18.5</text:p>
          </table:table-cell>
          <table:table-cell office:value-type="float" office:value="603.5">
            <text:p>603.5</text:p>
          </table:table-cell>
          <table:table-cell office:value-type="float" office:value="-162">
            <text:p>-162</text:p>
          </table:table-cell>
          <table:table-cell office:value-type="float" office:value="-0.000701209111928136">
            <text:p>-0.0007012091</text:p>
          </table:table-cell>
          <table:table-cell office:value-type="float" office:value="0.0170278201004458">
            <text:p>0.0170278201</text:p>
          </table:table-cell>
          <table:table-cell office:value-type="float" office:value="-0.00312970905297322">
            <text:p>-0.0031297091</text:p>
          </table:table-cell>
          <table:table-cell office:value-type="float" office:value="0.99754673182892">
            <text:p>0.9975467318</text:p>
          </table:table-cell>
          <table:table-cell office:value-type="float" office:value="1.06016566580001">
            <text:p>1.0601656658</text:p>
          </table:table-cell>
          <table:table-cell office:value-type="float" office:value="0.989065216668956">
            <text:p>0.98906521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2">
            <text:p>2</text:p>
          </table:table-cell>
          <table:table-cell office:value-type="float" office:value="585">
            <text:p>585</text:p>
          </table:table-cell>
          <table:table-cell office:value-type="float" office:value="1031">
            <text:p>1031</text:p>
          </table:table-cell>
          <table:table-cell office:value-type="float" office:value="754">
            <text:p>754</text:p>
          </table:table-cell>
          <table:table-cell office:value-type="float" office:value="26610">
            <text:p>26610</text:p>
          </table:table-cell>
          <table:table-cell office:value-type="float" office:value="34696">
            <text:p>34696</text:p>
          </table:table-cell>
          <table:table-cell office:value-type="float" office:value="48068">
            <text:p>48068</text:p>
          </table:table-cell>
          <table:table-cell office:value-type="float" office:value="373.875">
            <text:p>373.875</text:p>
          </table:table-cell>
          <table:table-cell office:value-type="float" office:value="-155.25">
            <text:p>-155.25</text:p>
          </table:table-cell>
          <table:table-cell office:value-type="float" office:value="-264.375">
            <text:p>-264.375</text:p>
          </table:table-cell>
          <table:table-cell office:value-type="float" office:value="0.0140501691093574">
            <text:p>0.0140501691</text:p>
          </table:table-cell>
          <table:table-cell office:value-type="float" office:value="-0.00447457920221351">
            <text:p>-0.0044745792</text:p>
          </table:table-cell>
          <table:table-cell office:value-type="float" office:value="-0.0055000208038612">
            <text:p>-0.0055000208</text:p>
          </table:table-cell>
          <table:table-cell office:value-type="float" office:value="1.04956251009667">
            <text:p>1.0495625101</text:p>
          </table:table-cell>
          <table:table-cell office:value-type="float" office:value="0.984378215635965">
            <text:p>0.9843782156</text:p>
          </table:table-cell>
          <table:table-cell office:value-type="float" office:value="0.980809217635018">
            <text:p>0.98080921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082">
            <text:p>1082</text:p>
          </table:table-cell>
          <table:table-cell office:value-type="float" office:value="24980">
            <text:p>24980</text:p>
          </table:table-cell>
          <table:table-cell office:value-type="float" office:value="33112">
            <text:p>33112</text:p>
          </table:table-cell>
          <table:table-cell office:value-type="float" office:value="50262">
            <text:p>50262</text:p>
          </table:table-cell>
          <table:table-cell office:value-type="float" office:value="-320.5">
            <text:p>-320.5</text:p>
          </table:table-cell>
          <table:table-cell office:value-type="float" office:value="484.125">
            <text:p>484.125</text:p>
          </table:table-cell>
          <table:table-cell office:value-type="float" office:value="-431.75">
            <text:p>-431.75</text:p>
          </table:table-cell>
          <table:table-cell office:value-type="float" office:value="-0.0128302642113691">
            <text:p>-0.0128302642</text:p>
          </table:table-cell>
          <table:table-cell office:value-type="float" office:value="0.0146208323266489">
            <text:p>0.0146208323</text:p>
          </table:table-cell>
          <table:table-cell office:value-type="float" office:value="-0.00858998846046715">
            <text:p>-0.0085899885</text:p>
          </table:table-cell>
          <table:table-cell office:value-type="float" office:value="0.955416721992486">
            <text:p>0.955416722</text:p>
          </table:table-cell>
          <table:table-cell office:value-type="float" office:value="1.0515918998696">
            <text:p>1.0515918999</text:p>
          </table:table-cell>
          <table:table-cell office:value-type="float" office:value="0.970079664675797">
            <text:p>0.97007966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98">
            <text:p>798</text:p>
          </table:table-cell>
          <table:table-cell office:value-type="float" office:value="1102">
            <text:p>1102</text:p>
          </table:table-cell>
          <table:table-cell office:value-type="float" office:value="25629">
            <text:p>25629</text:p>
          </table:table-cell>
          <table:table-cell office:value-type="float" office:value="33636">
            <text:p>33636</text:p>
          </table:table-cell>
          <table:table-cell office:value-type="float" office:value="52523">
            <text:p>52523</text:p>
          </table:table-cell>
          <table:table-cell office:value-type="float" office:value="263.375">
            <text:p>263.375</text:p>
          </table:table-cell>
          <table:table-cell office:value-type="float" office:value="-795.875">
            <text:p>-795.875</text:p>
          </table:table-cell>
          <table:table-cell office:value-type="float" office:value="-157.125">
            <text:p>-157.125</text:p>
          </table:table-cell>
          <table:table-cell office:value-type="float" office:value="0.010276444652542">
            <text:p>0.0102764447</text:p>
          </table:table-cell>
          <table:table-cell office:value-type="float" office:value="-0.0236614044476157">
            <text:p>-0.0236614044</text:p>
          </table:table-cell>
          <table:table-cell office:value-type="float" office:value="-0.00299154656055442">
            <text:p>-0.0029915466</text:p>
          </table:table-cell>
          <table:table-cell office:value-type="float" office:value="1.0361745427007">
            <text:p>1.0361745427</text:p>
          </table:table-cell>
          <table:table-cell office:value-type="float" office:value="0.918282414071795">
            <text:p>0.9182824141</text:p>
          </table:table-cell>
          <table:table-cell office:value-type="float" office:value="0.989547127765674">
            <text:p>0.9895471278</text:p>
          </table:table-cell>
          <table:table-cell office:value-type="float" office:value="0">
            <text:p>0</text:p>
          </table:table-cell>
          <table:table-cell office:value-type="float" office:value="-28.946465830533">
            <text:p>-28.94646583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2">
            <text:p>2</text:p>
          </table:table-cell>
          <table:table-cell office:value-type="float" office:value="648">
            <text:p>648</text:p>
          </table:table-cell>
          <table:table-cell office:value-type="float" office:value="842">
            <text:p>842</text:p>
          </table:table-cell>
          <table:table-cell office:value-type="float" office:value="1162">
            <text:p>1162</text:p>
          </table:table-cell>
          <table:table-cell office:value-type="float" office:value="25822">
            <text:p>25822</text:p>
          </table:table-cell>
          <table:table-cell office:value-type="float" office:value="34934">
            <text:p>34934</text:p>
          </table:table-cell>
          <table:table-cell office:value-type="float" office:value="50433">
            <text:p>50433</text:p>
          </table:table-cell>
          <table:table-cell office:value-type="float" office:value="-23.125">
            <text:p>-23.125</text:p>
          </table:table-cell>
          <table:table-cell office:value-type="float" office:value="-886.25">
            <text:p>-886.25</text:p>
          </table:table-cell>
          <table:table-cell office:value-type="float" office:value="-267.875">
            <text:p>-267.875</text:p>
          </table:table-cell>
          <table:table-cell office:value-type="float" office:value="-0.000895554178607389">
            <text:p>-0.0008955542</text:p>
          </table:table-cell>
          <table:table-cell office:value-type="float" office:value="-0.0253692677620656">
            <text:p>-0.0253692678</text:p>
          </table:table-cell>
          <table:table-cell office:value-type="float" office:value="-0.00531150238930859">
            <text:p>-0.0053115024</text:p>
          </table:table-cell>
          <table:table-cell office:value-type="float" office:value="0.996867132328756">
            <text:p>0.9968671323</text:p>
          </table:table-cell>
          <table:table-cell office:value-type="float" office:value="0.912469018336466">
            <text:p>0.9124690183</text:p>
          </table:table-cell>
          <table:table-cell office:value-type="float" office:value="0.981465037270378">
            <text:p>0.9814650373</text:p>
          </table:table-cell>
          <table:table-cell office:value-type="float" office:value="0">
            <text:p>0</text:p>
          </table:table-cell>
          <table:table-cell office:value-type="float" office:value="-26.9742593168529">
            <text:p>-26.97425931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2">
            <text:p>2</text:p>
          </table:table-cell>
          <table:table-cell office:value-type="float" office:value="698">
            <text:p>698</text:p>
          </table:table-cell>
          <table:table-cell table:number-columns-repeated="2" office:value-type="float" office:value="1238">
            <text:p>1238</text:p>
          </table:table-cell>
          <table:table-cell office:value-type="float" office:value="25938">
            <text:p>25938</text:p>
          </table:table-cell>
          <table:table-cell office:value-type="float" office:value="34046">
            <text:p>34046</text:p>
          </table:table-cell>
          <table:table-cell office:value-type="float" office:value="51090">
            <text:p>51090</text:p>
          </table:table-cell>
          <table:table-cell office:value-type="float" office:value="86.125">
            <text:p>86.125</text:p>
          </table:table-cell>
          <table:table-cell office:value-type="float" office:value="110.25">
            <text:p>110.25</text:p>
          </table:table-cell>
          <table:table-cell office:value-type="float" office:value="16.25">
            <text:p>16.25</text:p>
          </table:table-cell>
          <table:table-cell office:value-type="float" office:value="0.00332041791965456">
            <text:p>0.0033204179</text:p>
          </table:table-cell>
          <table:table-cell office:value-type="float" office:value="0.0032382658755801">
            <text:p>0.0032382659</text:p>
          </table:table-cell>
          <table:table-cell office:value-type="float" office:value="0.000318066157760814">
            <text:p>0.0003180662</text:p>
          </table:table-cell>
          <table:table-cell office:value-type="float" office:value="1.01164307206211">
            <text:p>1.0116430721</text:p>
          </table:table-cell>
          <table:table-cell office:value-type="float" office:value="1.01135448384166">
            <text:p>1.0113544838</text:p>
          </table:table-cell>
          <table:table-cell office:value-type="float" office:value="1.00111342983768">
            <text:p>1.00111342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74">
            <text:p>674</text:p>
          </table:table-cell>
          <table:table-cell office:value-type="float" office:value="1242">
            <text:p>1242</text:p>
          </table:table-cell>
          <table:table-cell office:value-type="float" office:value="23880">
            <text:p>23880</text:p>
          </table:table-cell>
          <table:table-cell office:value-type="float" office:value="33769">
            <text:p>33769</text:p>
          </table:table-cell>
          <table:table-cell office:value-type="float" office:value="48508">
            <text:p>48508</text:p>
          </table:table-cell>
          <table:table-cell office:value-type="float" office:value="-375">
            <text:p>-375</text:p>
          </table:table-cell>
          <table:table-cell office:value-type="float" office:value="-503.875">
            <text:p>-503.875</text:p>
          </table:table-cell>
          <table:table-cell office:value-type="float" office:value="-444.75">
            <text:p>-444.75</text:p>
          </table:table-cell>
          <table:table-cell office:value-type="float" office:value="-0.0157035175879397">
            <text:p>-0.0157035176</text:p>
          </table:table-cell>
          <table:table-cell office:value-type="float" office:value="-0.0149212295300423">
            <text:p>-0.0149212295</text:p>
          </table:table-cell>
          <table:table-cell office:value-type="float" office:value="-0.00916859074791787">
            <text:p>-0.0091685907</text:p>
          </table:table-cell>
          <table:table-cell office:value-type="float" office:value="0.945521025352895">
            <text:p>0.9455210254</text:p>
          </table:table-cell>
          <table:table-cell office:value-type="float" office:value="0.948212077102601">
            <text:p>0.9482120771</text:p>
          </table:table-cell>
          <table:table-cell office:value-type="float" office:value="0.968074695972641">
            <text:p>0.9680746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2">
            <text:p>2</text:p>
          </table:table-cell>
          <table:table-cell office:value-type="float" office:value="952">
            <text:p>952</text:p>
          </table:table-cell>
          <table:table-cell table:number-columns-repeated="2" office:value-type="float" office:value="1323">
            <text:p>1323</text:p>
          </table:table-cell>
          <table:table-cell office:value-type="float" office:value="25066">
            <text:p>25066</text:p>
          </table:table-cell>
          <table:table-cell office:value-type="float" office:value="33456">
            <text:p>33456</text:p>
          </table:table-cell>
          <table:table-cell office:value-type="float" office:value="51168">
            <text:p>51168</text:p>
          </table:table-cell>
          <table:table-cell office:value-type="float" office:value="-571">
            <text:p>-571</text:p>
          </table:table-cell>
          <table:table-cell office:value-type="float" office:value="-723.5">
            <text:p>-723.5</text:p>
          </table:table-cell>
          <table:table-cell office:value-type="float" office:value="-186.375">
            <text:p>-186.375</text:p>
          </table:table-cell>
          <table:table-cell office:value-type="float" office:value="-0.0227798611665204">
            <text:p>-0.0227798612</text:p>
          </table:table-cell>
          <table:table-cell office:value-type="float" office:value="-0.021625418460067">
            <text:p>-0.0216254185</text:p>
          </table:table-cell>
          <table:table-cell office:value-type="float" office:value="-0.00364241322701689">
            <text:p>-0.0036424132</text:p>
          </table:table-cell>
          <table:table-cell office:value-type="float" office:value="0.92128757318372">
            <text:p>0.9212875732</text:p>
          </table:table-cell>
          <table:table-cell office:value-type="float" office:value="0.925227646487969">
            <text:p>0.9252276465</text:p>
          </table:table-cell>
          <table:table-cell office:value-type="float" office:value="0.987277557366709">
            <text:p>0.9872775574</text:p>
          </table:table-cell>
          <table:table-cell office:value-type="float" office:value="-30.0801640868785">
            <text:p>-30.0801640869</text:p>
          </table:table-cell>
          <table:table-cell office:value-type="float" office:value="-31.7045921555199">
            <text:p>-31.70459215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76">
            <text:p>776</text:p>
          </table:table-cell>
          <table:table-cell office:value-type="float" office:value="1402">
            <text:p>1402</text:p>
          </table:table-cell>
          <table:table-cell office:value-type="float" office:value="24102">
            <text:p>24102</text:p>
          </table:table-cell>
          <table:table-cell office:value-type="float" office:value="34288">
            <text:p>34288</text:p>
          </table:table-cell>
          <table:table-cell office:value-type="float" office:value="48822">
            <text:p>48822</text:p>
          </table:table-cell>
          <table:table-cell office:value-type="float" office:value="-149.375">
            <text:p>-149.375</text:p>
          </table:table-cell>
          <table:table-cell office:value-type="float" office:value="-1050.625">
            <text:p>-1050.625</text:p>
          </table:table-cell>
          <table:table-cell office:value-type="float" office:value="-181.75">
            <text:p>-181.75</text:p>
          </table:table-cell>
          <table:table-cell office:value-type="float" office:value="-0.00619761845490001">
            <text:p>-0.0061976185</text:p>
          </table:table-cell>
          <table:table-cell office:value-type="float" office:value="-0.0306411864209053">
            <text:p>-0.0306411864</text:p>
          </table:table-cell>
          <table:table-cell office:value-type="float" office:value="-0.00372270697636312">
            <text:p>-0.003722707</text:p>
          </table:table-cell>
          <table:table-cell office:value-type="float" office:value="0.978383619937895">
            <text:p>0.9783836199</text:p>
          </table:table-cell>
          <table:table-cell office:value-type="float" office:value="0.894596056845182">
            <text:p>0.8945960568</text:p>
          </table:table-cell>
          <table:table-cell office:value-type="float" office:value="0.986997688335304">
            <text:p>0.9869976883</text:p>
          </table:table-cell>
          <table:table-cell office:value-type="float" office:value="0">
            <text:p>0</text:p>
          </table:table-cell>
          <table:table-cell office:value-type="float" office:value="-22.273049936089">
            <text:p>-22.27304993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747">
            <text:p>747</text:p>
          </table:table-cell>
          <table:table-cell table:number-columns-repeated="2" office:value-type="float" office:value="1403">
            <text:p>1403</text:p>
          </table:table-cell>
          <table:table-cell office:value-type="float" office:value="23530">
            <text:p>23530</text:p>
          </table:table-cell>
          <table:table-cell office:value-type="float" office:value="33536">
            <text:p>33536</text:p>
          </table:table-cell>
          <table:table-cell office:value-type="float" office:value="50005">
            <text:p>50005</text:p>
          </table:table-cell>
          <table:table-cell office:value-type="float" office:value="-330.375">
            <text:p>-330.375</text:p>
          </table:table-cell>
          <table:table-cell office:value-type="float" office:value="111.5">
            <text:p>111.5</text:p>
          </table:table-cell>
          <table:table-cell office:value-type="float" office:value="-863.375">
            <text:p>-863.375</text:p>
          </table:table-cell>
          <table:table-cell office:value-type="float" office:value="-0.0140405864853379">
            <text:p>-0.0140405865</text:p>
          </table:table-cell>
          <table:table-cell office:value-type="float" office:value="0.00332478530534351">
            <text:p>0.0033247853</text:p>
          </table:table-cell>
          <table:table-cell office:value-type="float" office:value="-0.0172657734226577">
            <text:p>-0.0172657734</text:p>
          </table:table-cell>
          <table:table-cell office:value-type="float" office:value="0.951244337916268">
            <text:p>0.9512443379</text:p>
          </table:table-cell>
          <table:table-cell office:value-type="float" office:value="1.01165841479546">
            <text:p>1.0116584148</text:p>
          </table:table-cell>
          <table:table-cell office:value-type="float" office:value="0.940154082607188">
            <text:p>0.94015408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3">
            <text:p>3</text:p>
          </table:table-cell>
          <table:table-cell office:value-type="float" office:value="687">
            <text:p>687</text:p>
          </table:table-cell>
          <table:table-cell table:number-columns-repeated="2" office:value-type="float" office:value="948">
            <text:p>948</text:p>
          </table:table-cell>
          <table:table-cell office:value-type="float" office:value="21554">
            <text:p>21554</text:p>
          </table:table-cell>
          <table:table-cell office:value-type="float" office:value="31165">
            <text:p>31165</text:p>
          </table:table-cell>
          <table:table-cell office:value-type="float" office:value="50389">
            <text:p>50389</text:p>
          </table:table-cell>
          <table:table-cell office:value-type="float" office:value="-187.125">
            <text:p>-187.125</text:p>
          </table:table-cell>
          <table:table-cell office:value-type="float" office:value="-364.875">
            <text:p>-364.875</text:p>
          </table:table-cell>
          <table:table-cell office:value-type="float" office:value="529.75">
            <text:p>529.75</text:p>
          </table:table-cell>
          <table:table-cell office:value-type="float" office:value="-0.00868168321425257">
            <text:p>-0.0086816832</text:p>
          </table:table-cell>
          <table:table-cell office:value-type="float" office:value="-0.011707845339323">
            <text:p>-0.0117078453</text:p>
          </table:table-cell>
          <table:table-cell office:value-type="float" office:value="0.0105132072476136">
            <text:p>0.0105132072</text:p>
          </table:table-cell>
          <table:table-cell office:value-type="float" office:value="0.969761837132044">
            <text:p>0.9697618371</text:p>
          </table:table-cell>
          <table:table-cell office:value-type="float" office:value="0.959291205651649">
            <text:p>0.9592912057</text:p>
          </table:table-cell>
          <table:table-cell office:value-type="float" office:value="1.03701285931884">
            <text:p>1.03701285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744">
            <text:p>744</text:p>
          </table:table-cell>
          <table:table-cell office:value-type="float" office:value="1016">
            <text:p>1016</text:p>
          </table:table-cell>
          <table:table-cell office:value-type="float" office:value="22984">
            <text:p>22984</text:p>
          </table:table-cell>
          <table:table-cell office:value-type="float" office:value="31950">
            <text:p>31950</text:p>
          </table:table-cell>
          <table:table-cell office:value-type="float" office:value="51660">
            <text:p>51660</text:p>
          </table:table-cell>
          <table:table-cell office:value-type="float" office:value="-45.25">
            <text:p>-45.25</text:p>
          </table:table-cell>
          <table:table-cell office:value-type="float" office:value="-680.625">
            <text:p>-680.625</text:p>
          </table:table-cell>
          <table:table-cell office:value-type="float" office:value="1303.875">
            <text:p>1303.875</text:p>
          </table:table-cell>
          <table:table-cell office:value-type="float" office:value="-0.00196876087713192">
            <text:p>-0.0019687609</text:p>
          </table:table-cell>
          <table:table-cell office:value-type="float" office:value="-0.0213028169014085">
            <text:p>-0.0213028169</text:p>
          </table:table-cell>
          <table:table-cell office:value-type="float" office:value="0.0252395470383275">
            <text:p>0.025239547</text:p>
          </table:table-cell>
          <table:table-cell office:value-type="float" office:value="0.993116933928045">
            <text:p>0.9931169339</text:p>
          </table:table-cell>
          <table:table-cell office:value-type="float" office:value="0.926329608460623">
            <text:p>0.9263296085</text:p>
          </table:table-cell>
          <table:table-cell office:value-type="float" office:value="1.08958700271416">
            <text:p>1.0895870027</text:p>
          </table:table-cell>
          <table:table-cell office:value-type="float" office:value="0">
            <text:p>0</text:p>
          </table:table-cell>
          <table:table-cell office:value-type="float" office:value="-32.1900006873142">
            <text:p>-32.1900006873</text:p>
          </table:table-cell>
          <table:table-cell office:value-type="float" office:value="27.8078762836415">
            <text:p>27.8078762836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3">
            <text:p>3</text:p>
          </table:table-cell>
          <table:table-cell office:value-type="float" office:value="704">
            <text:p>704</text:p>
          </table:table-cell>
          <table:table-cell table:number-columns-repeated="2" office:value-type="float" office:value="986">
            <text:p>986</text:p>
          </table:table-cell>
          <table:table-cell office:value-type="float" office:value="18480">
            <text:p>18480</text:p>
          </table:table-cell>
          <table:table-cell office:value-type="float" office:value="31303">
            <text:p>31303</text:p>
          </table:table-cell>
          <table:table-cell office:value-type="float" office:value="51004">
            <text:p>51004</text:p>
          </table:table-cell>
          <table:table-cell office:value-type="float" office:value="-731">
            <text:p>-731</text:p>
          </table:table-cell>
          <table:table-cell office:value-type="float" office:value="-530.125">
            <text:p>-530.125</text:p>
          </table:table-cell>
          <table:table-cell office:value-type="float" office:value="1137.75">
            <text:p>1137.75</text:p>
          </table:table-cell>
          <table:table-cell office:value-type="float" office:value="-0.0395562770562771">
            <text:p>-0.0395562771</text:p>
          </table:table-cell>
          <table:table-cell office:value-type="float" office:value="-0.0169352777689039">
            <text:p>-0.0169352778</text:p>
          </table:table-cell>
          <table:table-cell office:value-type="float" office:value="0.0223070739549839">
            <text:p>0.022307074</text:p>
          </table:table-cell>
          <table:table-cell office:value-type="float" office:value="0.864619840449954">
            <text:p>0.8646198404</text:p>
          </table:table-cell>
          <table:table-cell office:value-type="float" office:value="0.941288662929732">
            <text:p>0.9412886629</text:p>
          </table:table-cell>
          <table:table-cell office:value-type="float" office:value="1.07905006571737">
            <text:p>1.0790500657</text:p>
          </table:table-cell>
          <table:table-cell office:value-type="float" office:value="-17.1741593485884">
            <text:p>-17.1741593486</text:p>
          </table:table-cell>
          <table:table-cell office:value-type="float" office:value="0">
            <text:p>0</text:p>
          </table:table-cell>
          <table:table-cell office:value-type="float" office:value="31.4182755652083">
            <text:p>31.4182755652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3">
            <text:p>3</text:p>
          </table:table-cell>
          <table:table-cell office:value-type="float" office:value="627">
            <text:p>627</text:p>
          </table:table-cell>
          <table:table-cell office:value-type="float" office:value="919">
            <text:p>919</text:p>
          </table:table-cell>
          <table:table-cell office:value-type="float" office:value="1385">
            <text:p>1385</text:p>
          </table:table-cell>
          <table:table-cell office:value-type="float" office:value="16422">
            <text:p>16422</text:p>
          </table:table-cell>
          <table:table-cell office:value-type="float" office:value="32200">
            <text:p>32200</text:p>
          </table:table-cell>
          <table:table-cell office:value-type="float" office:value="48188">
            <text:p>48188</text:p>
          </table:table-cell>
          <table:table-cell office:value-type="float" office:value="-1029.75">
            <text:p>-1029.75</text:p>
          </table:table-cell>
          <table:table-cell office:value-type="float" office:value="-1033">
            <text:p>-1033</text:p>
          </table:table-cell>
          <table:table-cell office:value-type="float" office:value="871.5">
            <text:p>871.5</text:p>
          </table:table-cell>
          <table:table-cell office:value-type="float" office:value="-0.0627055169894045">
            <text:p>-0.062705517</text:p>
          </table:table-cell>
          <table:table-cell office:value-type="float" office:value="-0.0320807453416149">
            <text:p>-0.0320807453</text:p>
          </table:table-cell>
          <table:table-cell office:value-type="float" office:value="0.0180854154561302">
            <text:p>0.0180854155</text:p>
          </table:table-cell>
          <table:table-cell office:value-type="float" office:value="0.788237374984465">
            <text:p>0.788237375</text:p>
          </table:table-cell>
          <table:table-cell office:value-type="float" office:value="0.889734572778828">
            <text:p>0.8897345728</text:p>
          </table:table-cell>
          <table:table-cell office:value-type="float" office:value="1.06394003531081">
            <text:p>1.0639400353</text:p>
          </table:table-cell>
          <table:table-cell office:value-type="float" office:value="-10.7036924274363">
            <text:p>-10.7036924274</text:p>
          </table:table-cell>
          <table:table-cell office:value-type="float" office:value="-21.257873325135">
            <text:p>-21.2578733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3">
            <text:p>3</text:p>
          </table:table-cell>
          <table:table-cell office:value-type="float" office:value="737">
            <text:p>737</text:p>
          </table:table-cell>
          <table:table-cell office:value-type="float" office:value="1515">
            <text:p>1515</text:p>
          </table:table-cell>
          <table:table-cell office:value-type="float" office:value="1037">
            <text:p>1037</text:p>
          </table:table-cell>
          <table:table-cell office:value-type="float" office:value="19089">
            <text:p>19089</text:p>
          </table:table-cell>
          <table:table-cell office:value-type="float" office:value="31424">
            <text:p>31424</text:p>
          </table:table-cell>
          <table:table-cell office:value-type="float" office:value="50676">
            <text:p>50676</text:p>
          </table:table-cell>
          <table:table-cell office:value-type="float" office:value="-895.125">
            <text:p>-895.125</text:p>
          </table:table-cell>
          <table:table-cell office:value-type="float" office:value="-250.625">
            <text:p>-250.625</text:p>
          </table:table-cell>
          <table:table-cell office:value-type="float" office:value="789.25">
            <text:p>789.25</text:p>
          </table:table-cell>
          <table:table-cell office:value-type="float" office:value="-0.0468921892189219">
            <text:p>-0.0468921892</text:p>
          </table:table-cell>
          <table:table-cell office:value-type="float" office:value="-0.00797559190427699">
            <text:p>-0.0079755919</text:p>
          </table:table-cell>
          <table:table-cell office:value-type="float" office:value="0.0155744336569579">
            <text:p>0.0155744337</text:p>
          </table:table-cell>
          <table:table-cell office:value-type="float" office:value="0.84018713745687">
            <text:p>0.8401871375</text:p>
          </table:table-cell>
          <table:table-cell office:value-type="float" office:value="0.972210104064829">
            <text:p>0.9722101041</text:p>
          </table:table-cell>
          <table:table-cell office:value-type="float" office:value="1.05498594124747">
            <text:p>1.0549859412</text:p>
          </table:table-cell>
          <table:table-cell office:value-type="float" office:value="-14.4323716995262">
            <text:p>-14.43237169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70">
            <text:p>870</text:p>
          </table:table-cell>
          <table:table-cell office:value-type="float" office:value="1666">
            <text:p>1666</text:p>
          </table:table-cell>
          <table:table-cell office:value-type="float" office:value="1178">
            <text:p>1178</text:p>
          </table:table-cell>
          <table:table-cell office:value-type="float" office:value="20748">
            <text:p>20748</text:p>
          </table:table-cell>
          <table:table-cell office:value-type="float" office:value="32104">
            <text:p>32104</text:p>
          </table:table-cell>
          <table:table-cell office:value-type="float" office:value="55801">
            <text:p>55801</text:p>
          </table:table-cell>
          <table:table-cell office:value-type="float" office:value="-1276.75">
            <text:p>-1276.75</text:p>
          </table:table-cell>
          <table:table-cell office:value-type="float" office:value="-443.5">
            <text:p>-443.5</text:p>
          </table:table-cell>
          <table:table-cell office:value-type="float" office:value="87.125">
            <text:p>87.125</text:p>
          </table:table-cell>
          <table:table-cell office:value-type="float" office:value="-0.0615360516676306">
            <text:p>-0.0615360517</text:p>
          </table:table-cell>
          <table:table-cell office:value-type="float" office:value="-0.0138144779466733">
            <text:p>-0.0138144779</text:p>
          </table:table-cell>
          <table:table-cell office:value-type="float" office:value="0.00156135194709772">
            <text:p>0.0015613519</text:p>
          </table:table-cell>
          <table:table-cell office:value-type="float" office:value="0.792045723046782">
            <text:p>0.792045723</text:p>
          </table:table-cell>
          <table:table-cell office:value-type="float" office:value="0.952023373196484">
            <text:p>0.9520233732</text:p>
          </table:table-cell>
          <table:table-cell office:value-type="float" office:value="1.00546950994185">
            <text:p>1.0054695099</text:p>
          </table:table-cell>
          <table:table-cell office:value-type="float" office:value="-10.913840916571">
            <text:p>-10.91384091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00">
            <text:p>900</text:p>
          </table:table-cell>
          <table:table-cell office:value-type="float" office:value="1216">
            <text:p>1216</text:p>
          </table:table-cell>
          <table:table-cell office:value-type="float" office:value="18480">
            <text:p>18480</text:p>
          </table:table-cell>
          <table:table-cell office:value-type="float" office:value="29450">
            <text:p>29450</text:p>
          </table:table-cell>
          <table:table-cell office:value-type="float" office:value="57400">
            <text:p>57400</text:p>
          </table:table-cell>
          <table:table-cell office:value-type="float" office:value="-731">
            <text:p>-731</text:p>
          </table:table-cell>
          <table:table-cell office:value-type="float" office:value="-720.75">
            <text:p>-720.75</text:p>
          </table:table-cell>
          <table:table-cell office:value-type="float" office:value="-297.25">
            <text:p>-297.25</text:p>
          </table:table-cell>
          <table:table-cell office:value-type="float" office:value="-0.0395562770562771">
            <text:p>-0.0395562771</text:p>
          </table:table-cell>
          <table:table-cell office:value-type="float" office:value="-0.0244736842105263">
            <text:p>-0.0244736842</text:p>
          </table:table-cell>
          <table:table-cell office:value-type="float" office:value="-0.00517857142857143">
            <text:p>-0.0051785714</text:p>
          </table:table-cell>
          <table:table-cell office:value-type="float" office:value="0.864619840449954">
            <text:p>0.8646198404</text:p>
          </table:table-cell>
          <table:table-cell office:value-type="float" office:value="0.915516069252078">
            <text:p>0.9155160693</text:p>
          </table:table-cell>
          <table:table-cell office:value-type="float" office:value="0.9819275625">
            <text:p>0.9819275625</text:p>
          </table:table-cell>
          <table:table-cell office:value-type="float" office:value="-17.1741593485884">
            <text:p>-17.1741593486</text:p>
          </table:table-cell>
          <table:table-cell office:value-type="float" office:value="-27.9741380443162">
            <text:p>-27.97413804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229">
            <text:p>1229</text:p>
          </table:table-cell>
          <table:table-cell office:value-type="float" office:value="16422">
            <text:p>16422</text:p>
          </table:table-cell>
          <table:table-cell office:value-type="float" office:value="28396">
            <text:p>28396</text:p>
          </table:table-cell>
          <table:table-cell office:value-type="float" office:value="55555">
            <text:p>55555</text:p>
          </table:table-cell>
          <table:table-cell office:value-type="float" office:value="-1029.75">
            <text:p>-1029.75</text:p>
          </table:table-cell>
          <table:table-cell office:value-type="float" office:value="23.25">
            <text:p>23.25</text:p>
          </table:table-cell>
          <table:table-cell office:value-type="float" office:value="738">
            <text:p>738</text:p>
          </table:table-cell>
          <table:table-cell office:value-type="float" office:value="-0.0627055169894045">
            <text:p>-0.062705517</text:p>
          </table:table-cell>
          <table:table-cell office:value-type="float" office:value="0.000818777292576419">
            <text:p>0.0008187773</text:p>
          </table:table-cell>
          <table:table-cell office:value-type="float" office:value="0.0132841328413284">
            <text:p>0.0132841328</text:p>
          </table:table-cell>
          <table:table-cell office:value-type="float" office:value="0.788237374984465">
            <text:p>0.788237375</text:p>
          </table:table-cell>
          <table:table-cell office:value-type="float" office:value="1.00286703450068">
            <text:p>1.0028670345</text:p>
          </table:table-cell>
          <table:table-cell office:value-type="float" office:value="1.04684034258793">
            <text:p>1.0468403426</text:p>
          </table:table-cell>
          <table:table-cell office:value-type="float" office:value="-10.7036924274363">
            <text:p>-10.70369242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3" office:value-type="float" office:value="3">
            <text:p>3</text:p>
          </table:table-cell>
          <table:table-cell office:value-type="float" office:value="927">
            <text:p>927</text:p>
          </table:table-cell>
          <table:table-cell table:number-columns-repeated="2" office:value-type="float" office:value="1260">
            <text:p>1260</text:p>
          </table:table-cell>
          <table:table-cell office:value-type="float" office:value="17180">
            <text:p>17180</text:p>
          </table:table-cell>
          <table:table-cell office:value-type="float" office:value="29509">
            <text:p>29509</text:p>
          </table:table-cell>
          <table:table-cell office:value-type="float" office:value="56703">
            <text:p>56703</text:p>
          </table:table-cell>
          <table:table-cell office:value-type="float" office:value="-814.75">
            <text:p>-814.75</text:p>
          </table:table-cell>
          <table:table-cell office:value-type="float" office:value="-46">
            <text:p>-46</text:p>
          </table:table-cell>
          <table:table-cell office:value-type="float" office:value="845.625">
            <text:p>845.625</text:p>
          </table:table-cell>
          <table:table-cell office:value-type="float" office:value="-0.0474243306169965">
            <text:p>-0.0474243306</text:p>
          </table:table-cell>
          <table:table-cell office:value-type="float" office:value="-0.00155884645362432">
            <text:p>-0.0015588465</text:p>
          </table:table-cell>
          <table:table-cell office:value-type="float" office:value="0.0149132321041215">
            <text:p>0.0149132321</text:p>
          </table:table-cell>
          <table:table-cell office:value-type="float" office:value="0.838423014424074">
            <text:p>0.8384230144</text:p>
          </table:table-cell>
          <table:table-cell office:value-type="float" office:value="0.994548800216756">
            <text:p>0.9945488002</text:p>
          </table:table-cell>
          <table:table-cell office:value-type="float" office:value="1.05263222516834">
            <text:p>1.0526322252</text:p>
          </table:table-cell>
          <table:table-cell office:value-type="float" office:value="-14.2664759582891">
            <text:p>-14.26647595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3" office:value-type="float" office:value="3">
            <text:p>3</text:p>
          </table:table-cell>
          <table:table-cell office:value-type="float" office:value="905">
            <text:p>905</text:p>
          </table:table-cell>
          <table:table-cell table:number-columns-repeated="2" office:value-type="float" office:value="1776">
            <text:p>1776</text:p>
          </table:table-cell>
          <table:table-cell office:value-type="float" office:value="14000">
            <text:p>14000</text:p>
          </table:table-cell>
          <table:table-cell office:value-type="float" office:value="28480">
            <text:p>28480</text:p>
          </table:table-cell>
          <table:table-cell office:value-type="float" office:value="53396">
            <text:p>53396</text:p>
          </table:table-cell>
          <table:table-cell office:value-type="float" office:value="-550.875">
            <text:p>-550.875</text:p>
          </table:table-cell>
          <table:table-cell office:value-type="float" office:value="-26">
            <text:p>-26</text:p>
          </table:table-cell>
          <table:table-cell office:value-type="float" office:value="301">
            <text:p>301</text:p>
          </table:table-cell>
          <table:table-cell office:value-type="float" office:value="-0.0393482142857143">
            <text:p>-0.0393482143</text:p>
          </table:table-cell>
          <table:table-cell office:value-type="float" office:value="-0.000912921348314607">
            <text:p>-0.0009129213</text:p>
          </table:table-cell>
          <table:table-cell office:value-type="float" office:value="0.0056371263765076">
            <text:p>0.0056371264</text:p>
          </table:table-cell>
          <table:table-cell office:value-type="float" office:value="0.86531588265625">
            <text:p>0.8653158827</text:p>
          </table:table-cell>
          <table:table-cell office:value-type="float" office:value="0.99680640879466">
            <text:p>0.9968064088</text:p>
          </table:table-cell>
          <table:table-cell office:value-type="float" office:value="1.01979222561759">
            <text:p>1.0197922256</text:p>
          </table:table-cell>
          <table:table-cell office:value-type="float" office:value="-17.2668291080628">
            <text:p>-17.26682910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3" office:value-type="float" office:value="3">
            <text:p>3</text:p>
          </table:table-cell>
          <table:table-cell office:value-type="float" office:value="829">
            <text:p>829</text:p>
          </table:table-cell>
          <table:table-cell office:value-type="float" office:value="1175">
            <text:p>1175</text:p>
          </table:table-cell>
          <table:table-cell office:value-type="float" office:value="1721">
            <text:p>1721</text:p>
          </table:table-cell>
          <table:table-cell office:value-type="float" office:value="13880">
            <text:p>13880</text:p>
          </table:table-cell>
          <table:table-cell office:value-type="float" office:value="27320">
            <text:p>27320</text:p>
          </table:table-cell>
          <table:table-cell office:value-type="float" office:value="51044">
            <text:p>51044</text:p>
          </table:table-cell>
          <table:table-cell office:value-type="float" office:value="37.5">
            <text:p>37.5</text:p>
          </table:table-cell>
          <table:table-cell office:value-type="float" office:value="-405">
            <text:p>-405</text:p>
          </table:table-cell>
          <table:table-cell office:value-type="float" office:value="10.5">
            <text:p>10.5</text:p>
          </table:table-cell>
          <table:table-cell office:value-type="float" office:value="0.00270172910662824">
            <text:p>0.0027017291</text:p>
          </table:table-cell>
          <table:table-cell office:value-type="float" office:value="-0.0148243045387994">
            <text:p>-0.0148243045</text:p>
          </table:table-cell>
          <table:table-cell office:value-type="float" office:value="0.000205704882062534">
            <text:p>0.0002057049</text:p>
          </table:table-cell>
          <table:table-cell office:value-type="float" office:value="1.00947035857992">
            <text:p>1.0094703586</text:p>
          </table:table-cell>
          <table:table-cell office:value-type="float" office:value="0.948545663724118">
            <text:p>0.9485456637</text:p>
          </table:table-cell>
          <table:table-cell office:value-type="float" office:value="1.00072005002364">
            <text:p>1.000720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table:number-columns-repeated="3" office:value-type="float" office:value="3">
            <text:p>3</text:p>
          </table:table-cell>
          <table:table-cell office:value-type="float" office:value="884">
            <text:p>884</text:p>
          </table:table-cell>
          <table:table-cell table:number-columns-repeated="2" office:value-type="float" office:value="1798">
            <text:p>1798</text:p>
          </table:table-cell>
          <table:table-cell office:value-type="float" office:value="15760">
            <text:p>15760</text:p>
          </table:table-cell>
          <table:table-cell office:value-type="float" office:value="27972">
            <text:p>27972</text:p>
          </table:table-cell>
          <table:table-cell office:value-type="float" office:value="54992">
            <text:p>54992</text:p>
          </table:table-cell>
          <table:table-cell office:value-type="float" office:value="-117.5">
            <text:p>-117.5</text:p>
          </table:table-cell>
          <table:table-cell office:value-type="float" office:value="50.75">
            <text:p>50.75</text:p>
          </table:table-cell>
          <table:table-cell office:value-type="float" office:value="-73.5">
            <text:p>-73.5</text:p>
          </table:table-cell>
          <table:table-cell office:value-type="float" office:value="-0.00745558375634518">
            <text:p>-0.0074555838</text:p>
          </table:table-cell>
          <table:table-cell office:value-type="float" office:value="0.00181431431431431">
            <text:p>0.0018143143</text:p>
          </table:table-cell>
          <table:table-cell office:value-type="float" office:value="-0.00133655804480652">
            <text:p>-0.001336558</text:p>
          </table:table-cell>
          <table:table-cell office:value-type="float" office:value="0.974014404881922">
            <text:p>0.9740144049</text:p>
          </table:table-cell>
          <table:table-cell office:value-type="float" office:value="1.00635655190351">
            <text:p>1.0063565519</text:p>
          </table:table-cell>
          <table:table-cell office:value-type="float" office:value="0.995325548162495">
            <text:p>0.99532554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3" office:value-type="float" office:value="3">
            <text:p>3</text:p>
          </table:table-cell>
          <table:table-cell office:value-type="float" office:value="1002">
            <text:p>1002</text:p>
          </table:table-cell>
          <table:table-cell office:value-type="float" office:value="1361">
            <text:p>1361</text:p>
          </table:table-cell>
          <table:table-cell office:value-type="float" office:value="1940">
            <text:p>1940</text:p>
          </table:table-cell>
          <table:table-cell office:value-type="float" office:value="17820">
            <text:p>17820</text:p>
          </table:table-cell>
          <table:table-cell office:value-type="float" office:value="29421">
            <text:p>29421</text:p>
          </table:table-cell>
          <table:table-cell office:value-type="float" office:value="57540">
            <text:p>57540</text:p>
          </table:table-cell>
          <table:table-cell office:value-type="float" office:value="132.5">
            <text:p>132.5</text:p>
          </table:table-cell>
          <table:table-cell office:value-type="float" office:value="-682.5">
            <text:p>-682.5</text:p>
          </table:table-cell>
          <table:table-cell office:value-type="float" office:value="-780.5">
            <text:p>-780.5</text:p>
          </table:table-cell>
          <table:table-cell office:value-type="float" office:value="0.0074354657687991">
            <text:p>0.0074354658</text:p>
          </table:table-cell>
          <table:table-cell office:value-type="float" office:value="-0.023197715917202">
            <text:p>-0.0231977159</text:p>
          </table:table-cell>
          <table:table-cell office:value-type="float" office:value="-0.0135644768856448">
            <text:p>-0.0135644769</text:p>
          </table:table-cell>
          <table:table-cell office:value-type="float" office:value="1.02613249104715">
            <text:p>1.026132491</text:p>
          </table:table-cell>
          <table:table-cell office:value-type="float" office:value="0.919862736976392">
            <text:p>0.919862737</text:p>
          </table:table-cell>
          <table:table-cell office:value-type="float" office:value="0.952884961165279">
            <text:p>0.9528849612</text:p>
          </table:table-cell>
          <table:table-cell office:value-type="float" office:value="0">
            <text:p>0</text:p>
          </table:table-cell>
          <table:table-cell office:value-type="float" office:value="-29.5320460665358">
            <text:p>-29.53204606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table:number-columns-repeated="3" office:value-type="float" office:value="3">
            <text:p>3</text:p>
          </table:table-cell>
          <table:table-cell office:value-type="float" office:value="1032">
            <text:p>1032</text:p>
          </table:table-cell>
          <table:table-cell table:number-columns-repeated="2" office:value-type="float" office:value="1995">
            <text:p>1995</text:p>
          </table:table-cell>
          <table:table-cell office:value-type="float" office:value="14700">
            <text:p>14700</text:p>
          </table:table-cell>
          <table:table-cell office:value-type="float" office:value="28480">
            <text:p>28480</text:p>
          </table:table-cell>
          <table:table-cell office:value-type="float" office:value="56728">
            <text:p>56728</text:p>
          </table:table-cell>
          <table:table-cell office:value-type="float" office:value="23.625">
            <text:p>23.625</text:p>
          </table:table-cell>
          <table:table-cell office:value-type="float" office:value="-26">
            <text:p>-26</text:p>
          </table:table-cell>
          <table:table-cell office:value-type="float" office:value="-493.5">
            <text:p>-493.5</text:p>
          </table:table-cell>
          <table:table-cell office:value-type="float" office:value="0.00160714285714286">
            <text:p>0.0016071429</text:p>
          </table:table-cell>
          <table:table-cell office:value-type="float" office:value="-0.000912921348314607">
            <text:p>-0.0009129213</text:p>
          </table:table-cell>
          <table:table-cell office:value-type="float" office:value="-0.00869940769990128">
            <text:p>-0.0086994077</text:p>
          </table:table-cell>
          <table:table-cell office:value-type="float" office:value="1.0056300625">
            <text:p>1.0056300625</text:p>
          </table:table-cell>
          <table:table-cell office:value-type="float" office:value="0.99680640879466">
            <text:p>0.9968064088</text:p>
          </table:table-cell>
          <table:table-cell office:value-type="float" office:value="0.969700405251231">
            <text:p>0.96970040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table:number-columns-repeated="3" office:value-type="float" office:value="3">
            <text:p>3</text:p>
          </table:table-cell>
          <table:table-cell office:value-type="float" office:value="978">
            <text:p>978</text:p>
          </table:table-cell>
          <table:table-cell table:number-columns-repeated="2" office:value-type="float" office:value="1964">
            <text:p>1964</text:p>
          </table:table-cell>
          <table:table-cell office:value-type="float" office:value="14574">
            <text:p>14574</text:p>
          </table:table-cell>
          <table:table-cell office:value-type="float" office:value="28014">
            <text:p>28014</text:p>
          </table:table-cell>
          <table:table-cell office:value-type="float" office:value="55944">
            <text:p>55944</text:p>
          </table:table-cell>
          <table:table-cell office:value-type="float" office:value="39.375">
            <text:p>39.375</text:p>
          </table:table-cell>
          <table:table-cell office:value-type="float" office:value="603.75">
            <text:p>603.75</text:p>
          </table:table-cell>
          <table:table-cell office:value-type="float" office:value="101.5">
            <text:p>101.5</text:p>
          </table:table-cell>
          <table:table-cell office:value-type="float" office:value="0.00270172910662824">
            <text:p>0.0027017291</text:p>
          </table:table-cell>
          <table:table-cell office:value-type="float" office:value="0.021551724137931">
            <text:p>0.0215517241</text:p>
          </table:table-cell>
          <table:table-cell office:value-type="float" office:value="0.00181431431431431">
            <text:p>0.0018143143</text:p>
          </table:table-cell>
          <table:table-cell office:value-type="float" office:value="1.00947035857992">
            <text:p>1.0094703586</text:p>
          </table:table-cell>
          <table:table-cell office:value-type="float" office:value="1.07634140903686">
            <text:p>1.076341409</text:p>
          </table:table-cell>
          <table:table-cell office:value-type="float" office:value="1.00635655190351">
            <text:p>1.0063565519</text:p>
          </table:table-cell>
          <table:table-cell office:value-type="float" office:value="0">
            <text:p>0</text:p>
          </table:table-cell>
          <table:table-cell office:value-type="float" office:value="32.5073711261328">
            <text:p>32.5073711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95">
            <text:p>995</text:p>
          </table:table-cell>
          <table:table-cell office:value-type="float" office:value="2003">
            <text:p>2003</text:p>
          </table:table-cell>
          <table:table-cell office:value-type="float" office:value="16548">
            <text:p>16548</text:p>
          </table:table-cell>
          <table:table-cell office:value-type="float" office:value="27580">
            <text:p>27580</text:p>
          </table:table-cell>
          <table:table-cell office:value-type="float" office:value="54404">
            <text:p>54404</text:p>
          </table:table-cell>
          <table:table-cell office:value-type="float" office:value="-123.375">
            <text:p>-123.375</text:p>
          </table:table-cell>
          <table:table-cell office:value-type="float" office:value="-205.625">
            <text:p>-205.625</text:p>
          </table:table-cell>
          <table:table-cell office:value-type="float" office:value="-63">
            <text:p>-63</text:p>
          </table:table-cell>
          <table:table-cell table:number-columns-repeated="2" office:value-type="float" office:value="-0.00745558375634518">
            <text:p>-0.0074555838</text:p>
          </table:table-cell>
          <table:table-cell office:value-type="float" office:value="-0.00115800308800823">
            <text:p>-0.0011580031</text:p>
          </table:table-cell>
          <table:table-cell table:number-columns-repeated="2" office:value-type="float" office:value="0.974014404881922">
            <text:p>0.9740144049</text:p>
          </table:table-cell>
          <table:table-cell office:value-type="float" office:value="0.995949617495429">
            <text:p>0.99594961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table:number-columns-repeated="3" office:value-type="float" office:value="3">
            <text:p>3</text:p>
          </table:table-cell>
          <table:table-cell office:value-type="float" office:value="880">
            <text:p>880</text:p>
          </table:table-cell>
          <table:table-cell table:number-columns-repeated="2" office:value-type="float" office:value="1907">
            <text:p>1907</text:p>
          </table:table-cell>
          <table:table-cell office:value-type="float" office:value="15400">
            <text:p>15400</text:p>
          </table:table-cell>
          <table:table-cell office:value-type="float" office:value="27244">
            <text:p>27244</text:p>
          </table:table-cell>
          <table:table-cell office:value-type="float" office:value="49840">
            <text:p>49840</text:p>
          </table:table-cell>
          <table:table-cell office:value-type="float" office:value="24.75">
            <text:p>24.75</text:p>
          </table:table-cell>
          <table:table-cell office:value-type="float" office:value="-22.75">
            <text:p>-22.75</text:p>
          </table:table-cell>
          <table:table-cell office:value-type="float" office:value="-45.5">
            <text:p>-45.5</text:p>
          </table:table-cell>
          <table:table-cell office:value-type="float" office:value="0.00160714285714286">
            <text:p>0.0016071429</text:p>
          </table:table-cell>
          <table:table-cell office:value-type="float" office:value="-0.000835046248715313">
            <text:p>-0.0008350462</text:p>
          </table:table-cell>
          <table:table-cell office:value-type="float" office:value="-0.000912921348314607">
            <text:p>-0.0009129213</text:p>
          </table:table-cell>
          <table:table-cell office:value-type="float" office:value="1.0056300625">
            <text:p>1.0056300625</text:p>
          </table:table-cell>
          <table:table-cell office:value-type="float" office:value="0.997078704841882">
            <text:p>0.9970787048</text:p>
          </table:table-cell>
          <table:table-cell office:value-type="float" office:value="0.99680640879466">
            <text:p>0.99680640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table:number-columns-repeated="3" office:value-type="float" office:value="3">
            <text:p>3</text:p>
          </table:table-cell>
          <table:table-cell office:value-type="float" office:value="782">
            <text:p>782</text:p>
          </table:table-cell>
          <table:table-cell office:value-type="float" office:value="1186">
            <text:p>1186</text:p>
          </table:table-cell>
          <table:table-cell office:value-type="float" office:value="1823">
            <text:p>1823</text:p>
          </table:table-cell>
          <table:table-cell office:value-type="float" office:value="15268">
            <text:p>15268</text:p>
          </table:table-cell>
          <table:table-cell office:value-type="float" office:value="28100">
            <text:p>28100</text:p>
          </table:table-cell>
          <table:table-cell office:value-type="float" office:value="49448">
            <text:p>49448</text:p>
          </table:table-cell>
          <table:table-cell office:value-type="float" office:value="41.25">
            <text:p>41.25</text:p>
          </table:table-cell>
          <table:table-cell office:value-type="float" office:value="295">
            <text:p>295</text:p>
          </table:table-cell>
          <table:table-cell office:value-type="float" office:value="-87.5">
            <text:p>-87.5</text:p>
          </table:table-cell>
          <table:table-cell office:value-type="float" office:value="0.00270172910662824">
            <text:p>0.0027017291</text:p>
          </table:table-cell>
          <table:table-cell office:value-type="float" office:value="0.0104982206405694">
            <text:p>0.0104982206</text:p>
          </table:table-cell>
          <table:table-cell office:value-type="float" office:value="-0.00176953567383918">
            <text:p>-0.0017695357</text:p>
          </table:table-cell>
          <table:table-cell office:value-type="float" office:value="1.00947035857992">
            <text:p>1.0094703586</text:p>
          </table:table-cell>
          <table:table-cell office:value-type="float" office:value="1.03695978900976">
            <text:p>1.036959789</text:p>
          </table:table-cell>
          <table:table-cell office:value-type="float" office:value="0.993812762404305">
            <text:p>0.99381276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09">
            <text:p>909</text:p>
          </table:table-cell>
          <table:table-cell table:number-columns-repeated="2" office:value-type="float" office:value="1964">
            <text:p>1964</text:p>
          </table:table-cell>
          <table:table-cell office:value-type="float" office:value="17336">
            <text:p>17336</text:p>
          </table:table-cell>
          <table:table-cell office:value-type="float" office:value="29554">
            <text:p>29554</text:p>
          </table:table-cell>
          <table:table-cell office:value-type="float" office:value="51856">
            <text:p>51856</text:p>
          </table:table-cell>
          <table:table-cell office:value-type="float" office:value="-129.25">
            <text:p>-129.25</text:p>
          </table:table-cell>
          <table:table-cell office:value-type="float" office:value="-832.125">
            <text:p>-832.125</text:p>
          </table:table-cell>
          <table:table-cell office:value-type="float" office:value="-360.5">
            <text:p>-360.5</text:p>
          </table:table-cell>
          <table:table-cell office:value-type="float" office:value="-0.00745558375634518">
            <text:p>-0.0074555838</text:p>
          </table:table-cell>
          <table:table-cell office:value-type="float" office:value="-0.0281560871624822">
            <text:p>-0.0281560872</text:p>
          </table:table-cell>
          <table:table-cell office:value-type="float" office:value="-0.00695194384449244">
            <text:p>-0.0069519438</text:p>
          </table:table-cell>
          <table:table-cell office:value-type="float" office:value="0.974014404881922">
            <text:p>0.9740144049</text:p>
          </table:table-cell>
          <table:table-cell office:value-type="float" office:value="0.903007514810143">
            <text:p>0.9030075148</text:p>
          </table:table-cell>
          <table:table-cell office:value-type="float" office:value="0.975762922409782">
            <text:p>0.9757629224</text:p>
          </table:table-cell>
          <table:table-cell office:value-type="float" office:value="0">
            <text:p>0</text:p>
          </table:table-cell>
          <table:table-cell office:value-type="float" office:value="-24.2697989991619">
            <text:p>-24.2697989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table:number-columns-repeated="3" office:value-type="float" office:value="3">
            <text:p>3</text:p>
          </table:table-cell>
          <table:table-cell office:value-type="float" office:value="988">
            <text:p>988</text:p>
          </table:table-cell>
          <table:table-cell table:number-columns-repeated="2" office:value-type="float" office:value="2055">
            <text:p>2055</text:p>
          </table:table-cell>
          <table:table-cell office:value-type="float" office:value="18249">
            <text:p>18249</text:p>
          </table:table-cell>
          <table:table-cell office:value-type="float" office:value="29190">
            <text:p>29190</text:p>
          </table:table-cell>
          <table:table-cell office:value-type="float" office:value="54488">
            <text:p>54488</text:p>
          </table:table-cell>
          <table:table-cell office:value-type="float" office:value="439.75">
            <text:p>439.75</text:p>
          </table:table-cell>
          <table:table-cell office:value-type="float" office:value="-24.375">
            <text:p>-24.375</text:p>
          </table:table-cell>
          <table:table-cell office:value-type="float" office:value="-45.5">
            <text:p>-45.5</text:p>
          </table:table-cell>
          <table:table-cell office:value-type="float" office:value="0.0240972108060716">
            <text:p>0.0240972108</text:p>
          </table:table-cell>
          <table:table-cell table:number-columns-repeated="2" office:value-type="float" office:value="-0.000835046248715313">
            <text:p>-0.0008350462</text:p>
          </table:table-cell>
          <table:table-cell office:value-type="float" office:value="1.08547836193577">
            <text:p>1.0854783619</text:p>
          </table:table-cell>
          <table:table-cell table:number-columns-repeated="2" office:value-type="float" office:value="0.997078704841882">
            <text:p>0.9970787048</text:p>
          </table:table-cell>
          <table:table-cell office:value-type="float" office:value="29.1098210491625">
            <text:p>29.10982104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950">
            <text:p>950</text:p>
          </table:table-cell>
          <table:table-cell office:value-type="float" office:value="2026">
            <text:p>2026</text:p>
          </table:table-cell>
          <table:table-cell office:value-type="float" office:value="1366">
            <text:p>1366</text:p>
          </table:table-cell>
          <table:table-cell office:value-type="float" office:value="16500">
            <text:p>16500</text:p>
          </table:table-cell>
          <table:table-cell office:value-type="float" office:value="28588">
            <text:p>28588</text:p>
          </table:table-cell>
          <table:table-cell office:value-type="float" office:value="57605">
            <text:p>57605</text:p>
          </table:table-cell>
          <table:table-cell office:value-type="float" office:value="-287.625">
            <text:p>-287.625</text:p>
          </table:table-cell>
          <table:table-cell office:value-type="float" office:value="134.75">
            <text:p>134.75</text:p>
          </table:table-cell>
          <table:table-cell office:value-type="float" office:value="604.75">
            <text:p>604.75</text:p>
          </table:table-cell>
          <table:table-cell office:value-type="float" office:value="-0.0174318181818182">
            <text:p>-0.0174318182</text:p>
          </table:table-cell>
          <table:table-cell office:value-type="float" office:value="0.00471351616062684">
            <text:p>0.0047135162</text:p>
          </table:table-cell>
          <table:table-cell office:value-type="float" office:value="0.0104982206405694">
            <text:p>0.0104982206</text:p>
          </table:table-cell>
          <table:table-cell office:value-type="float" office:value="0.939584218202479">
            <text:p>0.9395842182</text:p>
          </table:table-cell>
          <table:table-cell office:value-type="float" office:value="1.016540852342">
            <text:p>1.0165408523</text:p>
          </table:table-cell>
          <table:table-cell office:value-type="float" office:value="1.03695978900976">
            <text:p>1.0369597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916">
            <text:p>916</text:p>
          </table:table-cell>
          <table:table-cell office:value-type="float" office:value="1998">
            <text:p>1998</text:p>
          </table:table-cell>
          <table:table-cell office:value-type="float" office:value="1336">
            <text:p>1336</text:p>
          </table:table-cell>
          <table:table-cell office:value-type="float" office:value="16196">
            <text:p>16196</text:p>
          </table:table-cell>
          <table:table-cell office:value-type="float" office:value="28014">
            <text:p>28014</text:p>
          </table:table-cell>
          <table:table-cell office:value-type="float" office:value="56170">
            <text:p>56170</text:p>
          </table:table-cell>
          <table:table-cell office:value-type="float" office:value="-102.125">
            <text:p>-102.125</text:p>
          </table:table-cell>
          <table:table-cell office:value-type="float" office:value="1028.125">
            <text:p>1028.125</text:p>
          </table:table-cell>
          <table:table-cell office:value-type="float" office:value="2403.25">
            <text:p>2403.25</text:p>
          </table:table-cell>
          <table:table-cell office:value-type="float" office:value="-0.00630556927636453">
            <text:p>-0.0063055693</text:p>
          </table:table-cell>
          <table:table-cell office:value-type="float" office:value="0.0367003998001">
            <text:p>0.0367003998</text:p>
          </table:table-cell>
          <table:table-cell office:value-type="float" office:value="0.0427852946412676">
            <text:p>0.0427852946</text:p>
          </table:table-cell>
          <table:table-cell office:value-type="float" office:value="0.978008437532366">
            <text:p>0.9780084375</text:p>
          </table:table-cell>
          <table:table-cell office:value-type="float" office:value="1.1310913612175">
            <text:p>1.1310913612</text:p>
          </table:table-cell>
          <table:table-cell office:value-type="float" office:value="1.15333647086202">
            <text:p>1.1533364709</text:p>
          </table:table-cell>
          <table:table-cell office:value-type="float" office:value="0">
            <text:p>0</text:p>
          </table:table-cell>
          <table:table-cell office:value-type="float" office:value="19.2311301222652">
            <text:p>19.2311301223</text:p>
          </table:table-cell>
          <table:table-cell office:value-type="float" office:value="16.5447475277836">
            <text:p>16.5447475278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59">
            <text:p>859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4100">
            <text:p>14100</text:p>
          </table:table-cell>
          <table:table-cell office:value-type="float" office:value="25435">
            <text:p>25435</text:p>
          </table:table-cell>
          <table:table-cell office:value-type="float" office:value="53060">
            <text:p>53060</text:p>
          </table:table-cell>
          <table:table-cell office:value-type="float" office:value="-578.5">
            <text:p>-578.5</text:p>
          </table:table-cell>
          <table:table-cell office:value-type="float" office:value="-145.75">
            <text:p>-145.75</text:p>
          </table:table-cell>
          <table:table-cell office:value-type="float" office:value="1141.125">
            <text:p>1141.125</text:p>
          </table:table-cell>
          <table:table-cell office:value-type="float" office:value="-0.0410283687943262">
            <text:p>-0.0410283688</text:p>
          </table:table-cell>
          <table:table-cell office:value-type="float" office:value="-0.00573029290347946">
            <text:p>-0.0057302929</text:p>
          </table:table-cell>
          <table:table-cell office:value-type="float" office:value="0.0215063136072371">
            <text:p>0.0215063136</text:p>
          </table:table-cell>
          <table:table-cell office:value-type="float" office:value="0.859700030229868">
            <text:p>0.8597000302</text:p>
          </table:table-cell>
          <table:table-cell office:value-type="float" office:value="0.980008333901071">
            <text:p>0.9800083339</text:p>
          </table:table-cell>
          <table:table-cell office:value-type="float" office:value="1.07617863981428">
            <text:p>1.0761786398</text:p>
          </table:table-cell>
          <table:table-cell office:value-type="float" office:value="-16.5453458328379">
            <text:p>-16.5453458328</text:p>
          </table:table-cell>
          <table:table-cell office:value-type="float" office:value="0">
            <text:p>0</text:p>
          </table:table-cell>
          <table:table-cell office:value-type="float" office:value="32.5752837429153">
            <text:p>32.5752837429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68.6">
            <text:p>268.6</text:p>
          </table:table-cell>
          <table:table-cell office:value-type="float" office:value="12018.2">
            <text:p>12018.2</text:p>
          </table:table-cell>
          <table:table-cell office:value-type="float" office:value="33648.8">
            <text:p>33648.8</text:p>
          </table:table-cell>
          <table:table-cell office:value-type="float" office:value="22.928">
            <text:p>22.92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700">
            <text:p>700</text:p>
          </table:table-cell>
          <table:table-cell office:value-type="float" office:value="1780">
            <text:p>1780</text:p>
          </table:table-cell>
          <table:table-cell office:value-type="float" office:value="16046">
            <text:p>16046</text:p>
          </table:table-cell>
          <table:table-cell office:value-type="float" office:value="28081">
            <text:p>28081</text:p>
          </table:table-cell>
          <table:table-cell office:value-type="float" office:value="54040">
            <text:p>54040</text:p>
          </table:table-cell>
          <table:table-cell office:value-type="float" office:value="-673.625">
            <text:p>-673.625</text:p>
          </table:table-cell>
          <table:table-cell office:value-type="float" office:value="-1006.8">
            <text:p>-1006.8</text:p>
          </table:table-cell>
          <table:table-cell office:value-type="float" office:value="65.5">
            <text:p>65.5</text:p>
          </table:table-cell>
          <table:table-cell office:value-type="float" office:value="-0.0419808675059205">
            <text:p>-0.0419808675</text:p>
          </table:table-cell>
          <table:table-cell office:value-type="float" office:value="-0.035853424023361">
            <text:p>-0.035853424</text:p>
          </table:table-cell>
          <table:table-cell office:value-type="float" office:value="0.0012120651369356">
            <text:p>0.0012120651</text:p>
          </table:table-cell>
          <table:table-cell office:value-type="float" office:value="0.856521254472916">
            <text:p>0.8565212545</text:p>
          </table:table-cell>
          <table:table-cell office:value-type="float" office:value="0.877032533226066">
            <text:p>0.8770325332</text:p>
          </table:table-cell>
          <table:table-cell office:value-type="float" office:value="1.00424510741899">
            <text:p>1.0042451074</text:p>
          </table:table-cell>
          <table:table-cell office:value-type="float" office:value="-16.1619748633747">
            <text:p>-16.1619748634</text:p>
          </table:table-cell>
          <table:table-cell office:value-type="float" office:value="-18.9841203613316">
            <text:p>-18.98412036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56">
            <text:p>256</text:p>
          </table:table-cell>
          <table:table-cell office:value-type="float" office:value="11821.8">
            <text:p>11821.8</text:p>
          </table:table-cell>
          <table:table-cell office:value-type="float" office:value="35376.6">
            <text:p>35376.6</text:p>
          </table:table-cell>
          <table:table-cell office:value-type="float" office:value="22.78">
            <text:p>22.7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94">
            <text:p>694</text:p>
          </table:table-cell>
          <table:table-cell table:number-columns-repeated="2" office:value-type="float" office:value="1766">
            <text:p>1766</text:p>
          </table:table-cell>
          <table:table-cell office:value-type="float" office:value="15939">
            <text:p>15939</text:p>
          </table:table-cell>
          <table:table-cell office:value-type="float" office:value="27855">
            <text:p>27855</text:p>
          </table:table-cell>
          <table:table-cell office:value-type="float" office:value="51996">
            <text:p>51996</text:p>
          </table:table-cell>
          <table:table-cell office:value-type="float" office:value="-439.142857142857">
            <text:p>-439.1428571429</text:p>
          </table:table-cell>
          <table:table-cell office:value-type="float" office:value="-165.571428571429">
            <text:p>-165.5714285714</text:p>
          </table:table-cell>
          <table:table-cell office:value-type="float" office:value="-309.142857142857">
            <text:p>-309.1428571429</text:p>
          </table:table-cell>
          <table:table-cell office:value-type="float" office:value="-0.0275514685452574">
            <text:p>-0.0275514685</text:p>
          </table:table-cell>
          <table:table-cell office:value-type="float" office:value="-0.00594404697797267">
            <text:p>-0.005944047</text:p>
          </table:table-cell>
          <table:table-cell office:value-type="float" office:value="-0.00594551229215434">
            <text:p>-0.0059455123</text:p>
          </table:table-cell>
          <table:table-cell office:value-type="float" office:value="0.90505766359284">
            <text:p>0.9050576636</text:p>
          </table:table-cell>
          <table:table-cell office:value-type="float" office:value="0.979265085698269">
            <text:p>0.9792650857</text:p>
          </table:table-cell>
          <table:table-cell office:value-type="float" office:value="0.979259991245635">
            <text:p>0.9792599912</text:p>
          </table:table-cell>
          <table:table-cell office:value-type="float" office:value="-24.8100788864238">
            <text:p>-24.81007888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21-04-03">
            <text:p>04/03/21</text:p>
          </table:table-cell>
          <table:table-cell office:value-type="float" office:value="242">
            <text:p>242</text:p>
          </table:table-cell>
          <table:table-cell office:value-type="float" office:value="11383">
            <text:p>11383</text:p>
          </table:table-cell>
          <table:table-cell office:value-type="float" office:value="36598">
            <text:p>36598</text:p>
          </table:table-cell>
          <table:table-cell office:value-type="float" office:value="23.6">
            <text:p>23.6</text:p>
          </table:table-cell>
          <table:table-cell office:value-type="float" office:value="238.2">
            <text:p>238.2</text:p>
          </table:table-cell>
          <table:table-cell office:value-type="float" office:value="11713.8">
            <text:p>11713.8</text:p>
          </table:table-cell>
          <table:table-cell office:value-type="float" office:value="32607.4">
            <text:p>32607.4</text:p>
          </table:table-cell>
          <table:table-cell office:value-type="float" office:value="22.786">
            <text:p>22.78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88">
            <text:p>788</text:p>
          </table:table-cell>
          <table:table-cell office:value-type="float" office:value="1206">
            <text:p>1206</text:p>
          </table:table-cell>
          <table:table-cell office:value-type="float" office:value="1852">
            <text:p>1852</text:p>
          </table:table-cell>
          <table:table-cell office:value-type="float" office:value="15484">
            <text:p>15484</text:p>
          </table:table-cell>
          <table:table-cell office:value-type="float" office:value="29313">
            <text:p>29313</text:p>
          </table:table-cell>
          <table:table-cell office:value-type="float" office:value="65898">
            <text:p>65898</text:p>
          </table:table-cell>
          <table:table-cell table:number-columns-repeated="2" office:value-type="float" office:value="0">
            <text:p>0</text:p>
          </table:table-cell>
          <table:table-cell office:value-type="float" office:value="-169.333333333333">
            <text:p>-169.333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256962780863354">
            <text:p>-0.0025696278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991019244524449">
            <text:p>0.99101924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date" office:date-value="2021-04-04">
            <text:p>04/04/21</text:p>
          </table:table-cell>
          <table:table-cell office:value-type="float" office:value="211">
            <text:p>211</text:p>
          </table:table-cell>
          <table:table-cell office:value-type="float" office:value="11571">
            <text:p>11571</text:p>
          </table:table-cell>
          <table:table-cell office:value-type="float" office:value="27094">
            <text:p>27094</text:p>
          </table:table-cell>
          <table:table-cell office:value-type="float" office:value="24.23">
            <text:p>24.23</text:p>
          </table:table-cell>
          <table:table-cell office:value-type="float" office:value="220.6">
            <text:p>220.6</text:p>
          </table:table-cell>
          <table:table-cell office:value-type="float" office:value="11702.8">
            <text:p>11702.8</text:p>
          </table:table-cell>
          <table:table-cell office:value-type="float" office:value="26757.4">
            <text:p>26757.4</text:p>
          </table:table-cell>
          <table:table-cell office:value-type="float" office:value="21.568">
            <text:p>21.568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891">
            <text:p>891</text:p>
          </table:table-cell>
          <table:table-cell office:value-type="float" office:value="1946">
            <text:p>1946</text:p>
          </table:table-cell>
          <table:table-cell office:value-type="float" office:value="14884">
            <text:p>14884</text:p>
          </table:table-cell>
          <table:table-cell office:value-type="float" office:value="27475">
            <text:p>27475</text:p>
          </table:table-cell>
          <table:table-cell office:value-type="float" office:value="60985">
            <text:p>60985</text:p>
          </table:table-cell>
          <table:table-cell office:value-type="float" office:value="-134.8">
            <text:p>-134.8</text:p>
          </table:table-cell>
          <table:table-cell office:value-type="float" office:value="-248.8">
            <text:p>-248.8</text:p>
          </table:table-cell>
          <table:table-cell office:value-type="float" office:value="390.4">
            <text:p>390.4</text:p>
          </table:table-cell>
          <table:table-cell office:value-type="float" office:value="-0.00905670518677775">
            <text:p>-0.0090567052</text:p>
          </table:table-cell>
          <table:table-cell office:value-type="float" office:value="-0.00905550500454959">
            <text:p>-0.009055505</text:p>
          </table:table-cell>
          <table:table-cell office:value-type="float" office:value="0.00640157415757973">
            <text:p>0.0064015742</text:p>
          </table:table-cell>
          <table:table-cell office:value-type="float" office:value="0.968462298707605">
            <text:p>0.9684622987</text:p>
          </table:table-cell>
          <table:table-cell office:value-type="float" office:value="0.968466456739016">
            <text:p>0.9684664567</text:p>
          </table:table-cell>
          <table:table-cell office:value-type="float" office:value="1.02248583064885">
            <text:p>1.02248583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date" office:date-value="2021-04-05">
            <text:p>04/05/21</text:p>
          </table:table-cell>
          <table:table-cell office:value-type="float" office:value="213">
            <text:p>213</text:p>
          </table:table-cell>
          <table:table-cell office:value-type="float" office:value="11806">
            <text:p>11806</text:p>
          </table:table-cell>
          <table:table-cell office:value-type="float" office:value="18908">
            <text:p>18908</text:p>
          </table:table-cell>
          <table:table-cell office:value-type="float" office:value="20.49">
            <text:p>20.49</text:p>
          </table:table-cell>
          <table:table-cell office:value-type="float" office:value="229.4">
            <text:p>229.4</text:p>
          </table:table-cell>
          <table:table-cell office:value-type="float" office:value="11793.8">
            <text:p>11793.8</text:p>
          </table:table-cell>
          <table:table-cell office:value-type="float" office:value="21199">
            <text:p>21199</text:p>
          </table:table-cell>
          <table:table-cell office:value-type="float" office:value="20.208">
            <text:p>20.208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997">
            <text:p>997</text:p>
          </table:table-cell>
          <table:table-cell table:number-columns-repeated="2" office:value-type="float" office:value="2042">
            <text:p>2042</text:p>
          </table:table-cell>
          <table:table-cell office:value-type="float" office:value="13426">
            <text:p>13426</text:p>
          </table:table-cell>
          <table:table-cell office:value-type="float" office:value="26876">
            <text:p>26876</text:p>
          </table:table-cell>
          <table:table-cell office:value-type="float" office:value="62212">
            <text:p>62212</text:p>
          </table:table-cell>
          <table:table-cell office:value-type="float" office:value="-655">
            <text:p>-65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487859377327573">
            <text:p>-0.0487859377</text:p>
          </table:table-cell>
          <table:table-cell table:number-columns-repeated="2" office:value-type="float" office:value="0">
            <text:p>0</text:p>
          </table:table-cell>
          <table:table-cell office:value-type="float" office:value="0.83391415066746">
            <text:p>0.8339141507</text:p>
          </table:table-cell>
          <table:table-cell office:value-type="float" office:value="0.9">
            <text:p>0.9</text:p>
          </table:table-cell>
          <table:table-cell office:value-type="float" office:value="1.07">
            <text:p>1.07</text:p>
          </table:table-cell>
          <table:table-cell office:value-type="float" office:value="-13.8584673255779">
            <text:p>-13.85846732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date" office:date-value="2021-04-06">
            <text:p>04/06/21</text:p>
          </table:table-cell>
          <table:table-cell office:value-type="float" office:value="170">
            <text:p>170</text:p>
          </table:table-cell>
          <table:table-cell office:value-type="float" office:value="12007">
            <text:p>12007</text:p>
          </table:table-cell>
          <table:table-cell office:value-type="float" office:value="11194">
            <text:p>11194</text:p>
          </table:table-cell>
          <table:table-cell office:value-type="float" office:value="16.88">
            <text:p>16.88</text:p>
          </table:table-cell>
          <table:table-cell office:value-type="float" office:value="235.4">
            <text:p>235.4</text:p>
          </table:table-cell>
          <table:table-cell office:value-type="float" office:value="11849.8">
            <text:p>11849.8</text:p>
          </table:table-cell>
          <table:table-cell office:value-type="float" office:value="19884">
            <text:p>19884</text:p>
          </table:table-cell>
          <table:table-cell office:value-type="float" office:value="18.694">
            <text:p>18.694</text:p>
          </table:table-cell>
          <table:table-cell table:number-columns-repeated="3" office:value-type="float" office:value="5">
            <text:p>5</text:p>
          </table:table-cell>
          <table:table-cell office:value-type="float" office:value="965">
            <text:p>965</text:p>
          </table:table-cell>
          <table:table-cell office:value-type="float" office:value="1370">
            <text:p>1370</text:p>
          </table:table-cell>
          <table:table-cell office:value-type="float" office:value="2001">
            <text:p>2001</text:p>
          </table:table-cell>
          <table:table-cell office:value-type="float" office:value="13044">
            <text:p>13044</text:p>
          </table:table-cell>
          <table:table-cell office:value-type="float" office:value="26874">
            <text:p>26874</text:p>
          </table:table-cell>
          <table:table-cell office:value-type="float" office:value="63463">
            <text:p>63463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9">
            <text:p>0.9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date" office:date-value="2021-04-07">
            <text:p>04/07/21</text:p>
          </table:table-cell>
          <table:table-cell office:value-type="float" office:value="311">
            <text:p>311</text:p>
          </table:table-cell>
          <table:table-cell office:value-type="float" office:value="12202">
            <text:p>12202</text:p>
          </table:table-cell>
          <table:table-cell office:value-type="float" office:value="12201">
            <text:p>12201</text:p>
          </table:table-cell>
          <table:table-cell office:value-type="float" office:value="15.84">
            <text:p>15.84</text:p>
          </table:table-cell>
          <table:table-cell office:value-type="float" office:value="250.2">
            <text:p>250.2</text:p>
          </table:table-cell>
          <table:table-cell office:value-type="float" office:value="11808.2">
            <text:p>11808.2</text:p>
          </table:table-cell>
          <table:table-cell office:value-type="float" office:value="21605.8">
            <text:p>21605.8</text:p>
          </table:table-cell>
          <table:table-cell office:value-type="float" office:value="17.952">
            <text:p>17.95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869">
            <text:p>869</text:p>
          </table:table-cell>
          <table:table-cell office:value-type="float" office:value="1895">
            <text:p>1895</text:p>
          </table:table-cell>
          <table:table-cell office:value-type="float" office:value="12673">
            <text:p>12673</text:p>
          </table:table-cell>
          <table:table-cell office:value-type="float" office:value="26290">
            <text:p>26290</text:p>
          </table:table-cell>
          <table:table-cell office:value-type="float" office:value="64739">
            <text:p>64739</text:p>
          </table:table-cell>
          <table:table-cell table:number-columns-repeated="6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.05">
            <text:p>1.05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date" office:date-value="2021-04-08">
            <text:p>04/08/21</text:p>
          </table:table-cell>
          <table:table-cell office:value-type="float" office:value="272">
            <text:p>272</text:p>
          </table:table-cell>
          <table:table-cell office:value-type="float" office:value="11663">
            <text:p>11663</text:p>
          </table:table-cell>
          <table:table-cell office:value-type="float" office:value="30023">
            <text:p>30023</text:p>
          </table:table-cell>
          <table:table-cell office:value-type="float" office:value="16.03">
            <text:p>16.03</text:p>
          </table:table-cell>
          <table:table-cell office:value-type="float" office:value="259.5">
            <text:p>259.5</text:p>
          </table:table-cell>
          <table:table-cell office:value-type="float" office:value="11808.75">
            <text:p>11808.75</text:p>
          </table:table-cell>
          <table:table-cell office:value-type="float" office:value="22280.25">
            <text:p>22280.25</text:p>
          </table:table-cell>
          <table:table-cell office:value-type="float" office:value="17.3175">
            <text:p>17.3175</text:p>
          </table:table-cell>
          <table:table-cell table:number-columns-repeated="3" office:value-type="float" office:value="5">
            <text:p>5</text:p>
          </table:table-cell>
          <table:table-cell office:value-type="float" office:value="912">
            <text:p>912</text:p>
          </table:table-cell>
          <table:table-cell office:value-type="float" office:value="1312">
            <text:p>1312</text:p>
          </table:table-cell>
          <table:table-cell office:value-type="float" office:value="1930">
            <text:p>1930</text:p>
          </table:table-cell>
          <table:table-cell office:value-type="float" office:value="12313">
            <text:p>12313</text:p>
          </table:table-cell>
          <table:table-cell office:value-type="float" office:value="26131">
            <text:p>26131</text:p>
          </table:table-cell>
          <table:table-cell office:value-type="float" office:value="66041">
            <text:p>66041</text:p>
          </table:table-cell>
          <table:table-cell table:number-columns-repeated="6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92">
            <text:p>0.92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date" office:date-value="2021-04-09">
            <text:p>04/09/21</text:p>
          </table:table-cell>
          <table:table-cell office:value-type="float" office:value="285">
            <text:p>285</text:p>
          </table:table-cell>
          <table:table-cell office:value-type="float" office:value="11363">
            <text:p>11363</text:p>
          </table:table-cell>
          <table:table-cell office:value-type="float" office:value="35703">
            <text:p>35703</text:p>
          </table:table-cell>
          <table:table-cell office:value-type="float" office:value="20.52">
            <text:p>20.52</text:p>
          </table:table-cell>
          <table:table-cell office:value-type="float" office:value="289.333333333333">
            <text:p>289.3333333333</text:p>
          </table:table-cell>
          <table:table-cell office:value-type="float" office:value="11742.6666666667">
            <text:p>11742.6666666667</text:p>
          </table:table-cell>
          <table:table-cell office:value-type="float" office:value="25975.6666666667">
            <text:p>25975.6666666667</text:p>
          </table:table-cell>
          <table:table-cell office:value-type="float" office:value="17.4633333333333">
            <text:p>17.463333333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845">
            <text:p>845</text:p>
          </table:table-cell>
          <table:table-cell office:value-type="float" office:value="1857">
            <text:p>1857</text:p>
          </table:table-cell>
          <table:table-cell office:value-type="float" office:value="11963">
            <text:p>11963</text:p>
          </table:table-cell>
          <table:table-cell office:value-type="float" office:value="26064">
            <text:p>26064</text:p>
          </table:table-cell>
          <table:table-cell office:value-type="float" office:value="67370">
            <text:p>67370</text:p>
          </table:table-cell>
          <table:table-cell table:number-columns-repeated="6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.03">
            <text:p>1.03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12" table:number-columns-repeated="3" table:default-cell-style-name="Default"/>
        <table:table-column table:style-name="co19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9">
            <text:p>0.9</text:p>
          </table:table-cell>
          <table:table-cell office:value-type="float" office:value="1.03">
            <text:p>1.03</text:p>
          </table:table-cell>
          <table:table-cell office:value-type="float" office:value="1.07">
            <text:p>1.07</text:p>
          </table:table-cell>
          <table:table-cell office:value-type="float" office:value="-24">
            <text:p>-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.3">
            <text:p>27.3</text:p>
          </table:table-cell>
          <table:table-cell office:value-type="float" office:value="35.3">
            <text:p>35.3</text:p>
          </table:table-cell>
          <table:table-cell office:value-type="float" office:value="58.9">
            <text:p>58.9</text:p>
          </table:table-cell>
          <table:table-cell office:value-type="float" office:value="27035">
            <text:p>27035</text:p>
          </table:table-cell>
          <table:table-cell office:value-type="float" office:value="27740">
            <text:p>27740</text:p>
          </table:table-cell>
          <table:table-cell office:value-type="float" office:value="34095">
            <text:p>340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4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42:40.78</dc:date>
    <dc:creator>Liam Widdess</dc:creator>
    <meta:editing-duration>P2DT3H30M46S</meta:editing-duration>
    <meta:editing-cycles>185</meta:editing-cycles>
    <meta:generator>OpenOffice/4.1.7$Win32 OpenOffice.org_project/417m1$Build-9800</meta:generator>
    <meta:document-statistic meta:table-count="8" meta:cell-count="12240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05">
                <text:p>154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1">
                <text:p>10481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578">
                <text:p>7578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480">
                <text:p>7480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799">
                <text:p>7799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56">
                <text:p>7956</text:p>
              </table:table-cell>
              <table:table-cell office:value-type="float" office:value="10334">
                <text:p>10334</text:p>
              </table:table-cell>
              <table:table-cell office:value-type="float" office:value="14637">
                <text:p>1463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530">
                <text:p>7530</text:p>
              </table:table-cell>
              <table:table-cell office:value-type="float" office:value="11362">
                <text:p>11362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670">
                <text:p>7670</text:p>
              </table:table-cell>
              <table:table-cell office:value-type="float" office:value="11618">
                <text:p>11618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770">
                <text:p>7770</text:p>
              </table:table-cell>
              <table:table-cell office:value-type="float" office:value="10381">
                <text:p>10381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50">
                <text:p>7850</text:p>
              </table:table-cell>
              <table:table-cell office:value-type="float" office:value="10444">
                <text:p>10444</text:p>
              </table:table-cell>
              <table:table-cell office:value-type="float" office:value="14931">
                <text:p>1493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614">
                <text:p>7614</text:p>
              </table:table-cell>
              <table:table-cell office:value-type="float" office:value="10471">
                <text:p>10471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552">
                <text:p>7552</text:p>
              </table:table-cell>
              <table:table-cell office:value-type="float" office:value="10749">
                <text:p>10749</text:p>
              </table:table-cell>
              <table:table-cell office:value-type="float" office:value="15652">
                <text:p>1565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770">
                <text:p>7770</text:p>
              </table:table-cell>
              <table:table-cell office:value-type="float" office:value="10438">
                <text:p>10438</text:p>
              </table:table-cell>
              <table:table-cell office:value-type="float" office:value="17379">
                <text:p>17379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264">
                <text:p>8264</text:p>
              </table:table-cell>
              <table:table-cell office:value-type="float" office:value="11556">
                <text:p>11556</text:p>
              </table:table-cell>
              <table:table-cell office:value-type="float" office:value="19910">
                <text:p>1991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061">
                <text:p>8061</text:p>
              </table:table-cell>
              <table:table-cell office:value-type="float" office:value="12434">
                <text:p>12434</text:p>
              </table:table-cell>
              <table:table-cell office:value-type="float" office:value="18381">
                <text:p>18381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439">
                <text:p>8439</text:p>
              </table:table-cell>
              <table:table-cell office:value-type="float" office:value="11697">
                <text:p>11697</text:p>
              </table:table-cell>
              <table:table-cell office:value-type="float" office:value="17949">
                <text:p>17949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234">
                <text:p>8234</text:p>
              </table:table-cell>
              <table:table-cell office:value-type="float" office:value="12893">
                <text:p>12893</text:p>
              </table:table-cell>
              <table:table-cell office:value-type="float" office:value="18540">
                <text:p>18540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141">
                <text:p>8141</text:p>
              </table:table-cell>
              <table:table-cell office:value-type="float" office:value="13829">
                <text:p>13829</text:p>
              </table:table-cell>
              <table:table-cell office:value-type="float" office:value="19218">
                <text:p>19218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270">
                <text:p>8270</text:p>
              </table:table-cell>
              <table:table-cell office:value-type="float" office:value="13750">
                <text:p>13750</text:p>
              </table:table-cell>
              <table:table-cell office:value-type="float" office:value="20690">
                <text:p>20690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448">
                <text:p>8448</text:p>
              </table:table-cell>
              <table:table-cell office:value-type="float" office:value="13962">
                <text:p>13962</text:p>
              </table:table-cell>
              <table:table-cell office:value-type="float" office:value="23534">
                <text:p>2353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009">
                <text:p>10009</text:p>
              </table:table-cell>
              <table:table-cell office:value-type="float" office:value="15156">
                <text:p>15156</text:p>
              </table:table-cell>
              <table:table-cell office:value-type="float" office:value="25463">
                <text:p>25463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041">
                <text:p>11041</text:p>
              </table:table-cell>
              <table:table-cell office:value-type="float" office:value="14990">
                <text:p>14990</text:p>
              </table:table-cell>
              <table:table-cell office:value-type="float" office:value="25217">
                <text:p>2521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840">
                <text:p>10840</text:p>
              </table:table-cell>
              <table:table-cell office:value-type="float" office:value="15364">
                <text:p>15364</text:p>
              </table:table-cell>
              <table:table-cell office:value-type="float" office:value="24639">
                <text:p>24639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480">
                <text:p>10480</text:p>
              </table:table-cell>
              <table:table-cell office:value-type="float" office:value="17288">
                <text:p>17288</text:p>
              </table:table-cell>
              <table:table-cell office:value-type="float" office:value="24695">
                <text:p>24695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760">
                <text:p>10760</text:p>
              </table:table-cell>
              <table:table-cell office:value-type="float" office:value="18132">
                <text:p>18132</text:p>
              </table:table-cell>
              <table:table-cell office:value-type="float" office:value="26763">
                <text:p>26763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966">
                <text:p>10966</text:p>
              </table:table-cell>
              <table:table-cell office:value-type="float" office:value="18653">
                <text:p>18653</text:p>
              </table:table-cell>
              <table:table-cell office:value-type="float" office:value="27642">
                <text:p>27642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2040">
                <text:p>12040</text:p>
              </table:table-cell>
              <table:table-cell office:value-type="float" office:value="18076">
                <text:p>18076</text:p>
              </table:table-cell>
              <table:table-cell office:value-type="float" office:value="28400">
                <text:p>28400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128">
                <text:p>13128</text:p>
              </table:table-cell>
              <table:table-cell office:value-type="float" office:value="18258">
                <text:p>18258</text:p>
              </table:table-cell>
              <table:table-cell office:value-type="float" office:value="30429">
                <text:p>30429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285">
                <text:p>14285</text:p>
              </table:table-cell>
              <table:table-cell office:value-type="float" office:value="19593">
                <text:p>19593</text:p>
              </table:table-cell>
              <table:table-cell office:value-type="float" office:value="31294">
                <text:p>3129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025">
                <text:p>14025</text:p>
              </table:table-cell>
              <table:table-cell office:value-type="float" office:value="20340">
                <text:p>20340</text:p>
              </table:table-cell>
              <table:table-cell office:value-type="float" office:value="29208">
                <text:p>29208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448">
                <text:p>13448</text:p>
              </table:table-cell>
              <table:table-cell office:value-type="float" office:value="20093">
                <text:p>20093</text:p>
              </table:table-cell>
              <table:table-cell office:value-type="float" office:value="28506">
                <text:p>2850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3744">
                <text:p>13744</text:p>
              </table:table-cell>
              <table:table-cell office:value-type="float" office:value="21473">
                <text:p>21473</text:p>
              </table:table-cell>
              <table:table-cell office:value-type="float" office:value="31600">
                <text:p>31600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580">
                <text:p>14580</text:p>
              </table:table-cell>
              <table:table-cell office:value-type="float" office:value="22173">
                <text:p>22173</text:p>
              </table:table-cell>
              <table:table-cell office:value-type="float" office:value="32777">
                <text:p>32777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5158">
                <text:p>15158</text:p>
              </table:table-cell>
              <table:table-cell office:value-type="float" office:value="20912">
                <text:p>20912</text:p>
              </table:table-cell>
              <table:table-cell office:value-type="float" office:value="35083">
                <text:p>35083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570">
                <text:p>15570</text:p>
              </table:table-cell>
              <table:table-cell office:value-type="float" office:value="22042">
                <text:p>22042</text:p>
              </table:table-cell>
              <table:table-cell office:value-type="float" office:value="37492">
                <text:p>37492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648">
                <text:p>16648</text:p>
              </table:table-cell>
              <table:table-cell office:value-type="float" office:value="23236">
                <text:p>23236</text:p>
              </table:table-cell>
              <table:table-cell office:value-type="float" office:value="39928">
                <text:p>3992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731">
                <text:p>16731</text:p>
              </table:table-cell>
              <table:table-cell office:value-type="float" office:value="23452">
                <text:p>23452</text:p>
              </table:table-cell>
              <table:table-cell office:value-type="float" office:value="39882">
                <text:p>3988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896">
                <text:p>15896</text:p>
              </table:table-cell>
              <table:table-cell office:value-type="float" office:value="24628">
                <text:p>24628</text:p>
              </table:table-cell>
              <table:table-cell office:value-type="float" office:value="41437">
                <text:p>41437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259">
                <text:p>15259</text:p>
              </table:table-cell>
              <table:table-cell office:value-type="float" office:value="26238">
                <text:p>26238</text:p>
              </table:table-cell>
              <table:table-cell office:value-type="float" office:value="43496">
                <text:p>43496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360">
                <text:p>16360</text:p>
              </table:table-cell>
              <table:table-cell office:value-type="float" office:value="27758">
                <text:p>27758</text:p>
              </table:table-cell>
              <table:table-cell office:value-type="float" office:value="45772">
                <text:p>4577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454">
                <text:p>17454</text:p>
              </table:table-cell>
              <table:table-cell office:value-type="float" office:value="28788">
                <text:p>28788</text:p>
              </table:table-cell>
              <table:table-cell office:value-type="float" office:value="48521">
                <text:p>48521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663">
                <text:p>18663</text:p>
              </table:table-cell>
              <table:table-cell office:value-type="float" office:value="30447">
                <text:p>30447</text:p>
              </table:table-cell>
              <table:table-cell office:value-type="float" office:value="51812">
                <text:p>51812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377">
                <text:p>20377</text:p>
              </table:table-cell>
              <table:table-cell office:value-type="float" office:value="30968">
                <text:p>30968</text:p>
              </table:table-cell>
              <table:table-cell office:value-type="float" office:value="50294">
                <text:p>50294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612">
                <text:p>21612</text:p>
              </table:table-cell>
              <table:table-cell office:value-type="float" office:value="32132">
                <text:p>32132</text:p>
              </table:table-cell>
              <table:table-cell office:value-type="float" office:value="47472">
                <text:p>47472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505">
                <text:p>21505</text:p>
              </table:table-cell>
              <table:table-cell office:value-type="float" office:value="34308">
                <text:p>34308</text:p>
              </table:table-cell>
              <table:table-cell office:value-type="float" office:value="48315">
                <text:p>48315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2086">
                <text:p>22086</text:p>
              </table:table-cell>
              <table:table-cell office:value-type="float" office:value="35340">
                <text:p>35340</text:p>
              </table:table-cell>
              <table:table-cell office:value-type="float" office:value="49784">
                <text:p>49784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3014">
                <text:p>23014</text:p>
              </table:table-cell>
              <table:table-cell office:value-type="float" office:value="34842">
                <text:p>34842</text:p>
              </table:table-cell>
              <table:table-cell office:value-type="float" office:value="49186">
                <text:p>4918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3880">
                <text:p>23880</text:p>
              </table:table-cell>
              <table:table-cell office:value-type="float" office:value="33853">
                <text:p>33853</text:p>
              </table:table-cell>
              <table:table-cell office:value-type="float" office:value="51831">
                <text:p>51831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5537">
                <text:p>25537</text:p>
              </table:table-cell>
              <table:table-cell office:value-type="float" office:value="34403">
                <text:p>34403</text:p>
              </table:table-cell>
              <table:table-cell office:value-type="float" office:value="54054">
                <text:p>54054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6383">
                <text:p>26383</text:p>
              </table:table-cell>
              <table:table-cell office:value-type="float" office:value="35442">
                <text:p>35442</text:p>
              </table:table-cell>
              <table:table-cell office:value-type="float" office:value="51762">
                <text:p>5176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6610">
                <text:p>26610</text:p>
              </table:table-cell>
              <table:table-cell office:value-type="float" office:value="34696">
                <text:p>34696</text:p>
              </table:table-cell>
              <table:table-cell office:value-type="float" office:value="48068">
                <text:p>48068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4980">
                <text:p>24980</text:p>
              </table:table-cell>
              <table:table-cell office:value-type="float" office:value="33112">
                <text:p>33112</text:p>
              </table:table-cell>
              <table:table-cell office:value-type="float" office:value="50262">
                <text:p>5026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5629">
                <text:p>25629</text:p>
              </table:table-cell>
              <table:table-cell office:value-type="float" office:value="33636">
                <text:p>33636</text:p>
              </table:table-cell>
              <table:table-cell office:value-type="float" office:value="52523">
                <text:p>52523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5822">
                <text:p>25822</text:p>
              </table:table-cell>
              <table:table-cell office:value-type="float" office:value="34934">
                <text:p>34934</text:p>
              </table:table-cell>
              <table:table-cell office:value-type="float" office:value="50433">
                <text:p>50433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5938">
                <text:p>25938</text:p>
              </table:table-cell>
              <table:table-cell office:value-type="float" office:value="34046">
                <text:p>34046</text:p>
              </table:table-cell>
              <table:table-cell office:value-type="float" office:value="51090">
                <text:p>5109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3880">
                <text:p>23880</text:p>
              </table:table-cell>
              <table:table-cell office:value-type="float" office:value="33769">
                <text:p>33769</text:p>
              </table:table-cell>
              <table:table-cell office:value-type="float" office:value="48508">
                <text:p>48508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25066">
                <text:p>25066</text:p>
              </table:table-cell>
              <table:table-cell office:value-type="float" office:value="33456">
                <text:p>33456</text:p>
              </table:table-cell>
              <table:table-cell office:value-type="float" office:value="51168">
                <text:p>5116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4102">
                <text:p>24102</text:p>
              </table:table-cell>
              <table:table-cell office:value-type="float" office:value="34288">
                <text:p>34288</text:p>
              </table:table-cell>
              <table:table-cell office:value-type="float" office:value="48822">
                <text:p>4882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3530">
                <text:p>23530</text:p>
              </table:table-cell>
              <table:table-cell office:value-type="float" office:value="33536">
                <text:p>33536</text:p>
              </table:table-cell>
              <table:table-cell office:value-type="float" office:value="50005">
                <text:p>50005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1554">
                <text:p>21554</text:p>
              </table:table-cell>
              <table:table-cell office:value-type="float" office:value="31165">
                <text:p>31165</text:p>
              </table:table-cell>
              <table:table-cell office:value-type="float" office:value="50389">
                <text:p>50389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2984">
                <text:p>22984</text:p>
              </table:table-cell>
              <table:table-cell office:value-type="float" office:value="31950">
                <text:p>31950</text:p>
              </table:table-cell>
              <table:table-cell office:value-type="float" office:value="51660">
                <text:p>51660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8480">
                <text:p>18480</text:p>
              </table:table-cell>
              <table:table-cell office:value-type="float" office:value="31303">
                <text:p>31303</text:p>
              </table:table-cell>
              <table:table-cell office:value-type="float" office:value="51004">
                <text:p>5100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6422">
                <text:p>16422</text:p>
              </table:table-cell>
              <table:table-cell office:value-type="float" office:value="32200">
                <text:p>32200</text:p>
              </table:table-cell>
              <table:table-cell office:value-type="float" office:value="48188">
                <text:p>48188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9089">
                <text:p>19089</text:p>
              </table:table-cell>
              <table:table-cell office:value-type="float" office:value="31424">
                <text:p>31424</text:p>
              </table:table-cell>
              <table:table-cell office:value-type="float" office:value="50676">
                <text:p>5067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0748">
                <text:p>20748</text:p>
              </table:table-cell>
              <table:table-cell office:value-type="float" office:value="32104">
                <text:p>32104</text:p>
              </table:table-cell>
              <table:table-cell office:value-type="float" office:value="55801">
                <text:p>55801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8480">
                <text:p>18480</text:p>
              </table:table-cell>
              <table:table-cell office:value-type="float" office:value="29450">
                <text:p>29450</text:p>
              </table:table-cell>
              <table:table-cell office:value-type="float" office:value="57400">
                <text:p>5740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6422">
                <text:p>16422</text:p>
              </table:table-cell>
              <table:table-cell office:value-type="float" office:value="28396">
                <text:p>28396</text:p>
              </table:table-cell>
              <table:table-cell office:value-type="float" office:value="55555">
                <text:p>55555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7180">
                <text:p>17180</text:p>
              </table:table-cell>
              <table:table-cell office:value-type="float" office:value="29509">
                <text:p>29509</text:p>
              </table:table-cell>
              <table:table-cell office:value-type="float" office:value="56703">
                <text:p>56703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4000">
                <text:p>14000</text:p>
              </table:table-cell>
              <table:table-cell office:value-type="float" office:value="28480">
                <text:p>28480</text:p>
              </table:table-cell>
              <table:table-cell office:value-type="float" office:value="53396">
                <text:p>53396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3880">
                <text:p>13880</text:p>
              </table:table-cell>
              <table:table-cell office:value-type="float" office:value="27320">
                <text:p>27320</text:p>
              </table:table-cell>
              <table:table-cell office:value-type="float" office:value="51044">
                <text:p>51044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5760">
                <text:p>15760</text:p>
              </table:table-cell>
              <table:table-cell office:value-type="float" office:value="27972">
                <text:p>27972</text:p>
              </table:table-cell>
              <table:table-cell office:value-type="float" office:value="54992">
                <text:p>5499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7820">
                <text:p>17820</text:p>
              </table:table-cell>
              <table:table-cell office:value-type="float" office:value="29421">
                <text:p>29421</text:p>
              </table:table-cell>
              <table:table-cell office:value-type="float" office:value="57540">
                <text:p>57540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4700">
                <text:p>14700</text:p>
              </table:table-cell>
              <table:table-cell office:value-type="float" office:value="28480">
                <text:p>28480</text:p>
              </table:table-cell>
              <table:table-cell office:value-type="float" office:value="56728">
                <text:p>5672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4574">
                <text:p>14574</text:p>
              </table:table-cell>
              <table:table-cell office:value-type="float" office:value="28014">
                <text:p>28014</text:p>
              </table:table-cell>
              <table:table-cell office:value-type="float" office:value="55944">
                <text:p>55944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6548">
                <text:p>16548</text:p>
              </table:table-cell>
              <table:table-cell office:value-type="float" office:value="27580">
                <text:p>27580</text:p>
              </table:table-cell>
              <table:table-cell office:value-type="float" office:value="54404">
                <text:p>5440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5400">
                <text:p>15400</text:p>
              </table:table-cell>
              <table:table-cell office:value-type="float" office:value="27244">
                <text:p>27244</text:p>
              </table:table-cell>
              <table:table-cell office:value-type="float" office:value="49840">
                <text:p>49840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5268">
                <text:p>15268</text:p>
              </table:table-cell>
              <table:table-cell office:value-type="float" office:value="28100">
                <text:p>28100</text:p>
              </table:table-cell>
              <table:table-cell office:value-type="float" office:value="49448">
                <text:p>49448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7336">
                <text:p>17336</text:p>
              </table:table-cell>
              <table:table-cell office:value-type="float" office:value="29554">
                <text:p>29554</text:p>
              </table:table-cell>
              <table:table-cell office:value-type="float" office:value="51856">
                <text:p>5185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8249">
                <text:p>18249</text:p>
              </table:table-cell>
              <table:table-cell office:value-type="float" office:value="29190">
                <text:p>29190</text:p>
              </table:table-cell>
              <table:table-cell office:value-type="float" office:value="54488">
                <text:p>54488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6500">
                <text:p>16500</text:p>
              </table:table-cell>
              <table:table-cell office:value-type="float" office:value="28588">
                <text:p>28588</text:p>
              </table:table-cell>
              <table:table-cell office:value-type="float" office:value="57605">
                <text:p>57605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6196">
                <text:p>16196</text:p>
              </table:table-cell>
              <table:table-cell office:value-type="float" office:value="28014">
                <text:p>28014</text:p>
              </table:table-cell>
              <table:table-cell office:value-type="float" office:value="56170">
                <text:p>56170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4100">
                <text:p>14100</text:p>
              </table:table-cell>
              <table:table-cell office:value-type="float" office:value="25435">
                <text:p>25435</text:p>
              </table:table-cell>
              <table:table-cell office:value-type="float" office:value="53060">
                <text:p>53060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6046">
                <text:p>16046</text:p>
              </table:table-cell>
              <table:table-cell office:value-type="float" office:value="28081">
                <text:p>28081</text:p>
              </table:table-cell>
              <table:table-cell office:value-type="float" office:value="54040">
                <text:p>54040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5939">
                <text:p>15939</text:p>
              </table:table-cell>
              <table:table-cell office:value-type="float" office:value="27855">
                <text:p>27855</text:p>
              </table:table-cell>
              <table:table-cell office:value-type="float" office:value="51996">
                <text:p>5199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5484">
                <text:p>15484</text:p>
              </table:table-cell>
              <table:table-cell office:value-type="float" office:value="29313">
                <text:p>29313</text:p>
              </table:table-cell>
              <table:table-cell office:value-type="float" office:value="65898">
                <text:p>6589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4884">
                <text:p>14884</text:p>
              </table:table-cell>
              <table:table-cell office:value-type="float" office:value="27475">
                <text:p>27475</text:p>
              </table:table-cell>
              <table:table-cell office:value-type="float" office:value="60985">
                <text:p>60985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3426">
                <text:p>13426</text:p>
              </table:table-cell>
              <table:table-cell office:value-type="float" office:value="26876">
                <text:p>26876</text:p>
              </table:table-cell>
              <table:table-cell office:value-type="float" office:value="62212">
                <text:p>62212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3044">
                <text:p>13044</text:p>
              </table:table-cell>
              <table:table-cell office:value-type="float" office:value="26874">
                <text:p>26874</text:p>
              </table:table-cell>
              <table:table-cell office:value-type="float" office:value="63463">
                <text:p>63463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2673">
                <text:p>12673</text:p>
              </table:table-cell>
              <table:table-cell office:value-type="float" office:value="26290">
                <text:p>26290</text:p>
              </table:table-cell>
              <table:table-cell office:value-type="float" office:value="64739">
                <text:p>64739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2313">
                <text:p>12313</text:p>
              </table:table-cell>
              <table:table-cell office:value-type="float" office:value="26131">
                <text:p>26131</text:p>
              </table:table-cell>
              <table:table-cell office:value-type="float" office:value="66041">
                <text:p>66041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1963">
                <text:p>11963</text:p>
              </table:table-cell>
              <table:table-cell office:value-type="float" office:value="26064">
                <text:p>26064</text:p>
              </table:table-cell>
              <table:table-cell office:value-type="float" office:value="67370">
                <text:p>673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187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018.2">
                <text:p>12018.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821.8">
                <text:p>11821.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713.8">
                <text:p>11713.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702.8">
                <text:p>11702.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1793.8">
                <text:p>11793.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1849.8">
                <text:p>11849.8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1808.2">
                <text:p>11808.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1808.75">
                <text:p>11808.75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1742.6666666667">
                <text:p>11742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6cm" svg:y="1.404cm" svg:width="30.913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22.786">
                <text:p>22.7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1.568">
                <text:p>21.56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8.694">
                <text:p>18.69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7.952">
                <text:p>17.95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7.3175">
                <text:p>17.3175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7.4633333333333">
                <text:p>17.46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4cm" svg:y="1.352cm" svg:width="31.372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688893696319">
                <text:p>0.9736888936963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423460494964">
                <text:p>1.042346049496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3680474803448">
                <text:p>1.13680474803448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6248822164367">
                <text:p>1.16248822164367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6223623792604">
                <text:p>1.0622362379260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7728877682131">
                <text:p>1.07728877682131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1712891284337">
                <text:p>1.11712891284337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0976122789984">
                <text:p>1.10976122789984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1672256538813">
                <text:p>1.0167225653881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4577477485826">
                <text:p>1.0457747748582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1066124868013">
                <text:p>1.1066124868013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4534205757429">
                <text:p>1.14534205757429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6304018327603">
                <text:p>1.16304018327603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3140821591272">
                <text:p>1.1314082159127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5002175371431">
                <text:p>1.15002175371431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6203926929995">
                <text:p>1.16203926929995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2040839238785">
                <text:p>1.12040839238785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288049139898">
                <text:p>1.128804913989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8212254814182">
                <text:p>1.18212254814182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5403475116807">
                <text:p>1.15403475116807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0755862165143">
                <text:p>1.10755862165143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3367168850282">
                <text:p>1.13367168850282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748757942694">
                <text:p>1.074875794269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8669135908822">
                <text:p>1.0866913590882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350762264025">
                <text:p>1.0350762264025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6560790142459">
                <text:p>1.06560790142459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7192035128477">
                <text:p>1.07192035128477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583209211519">
                <text:p>1.1583209211519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844554825234">
                <text:p>1.184455482523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7530212486937">
                <text:p>1.17530212486937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8151970081353">
                <text:p>1.18151970081353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6738768935129">
                <text:p>1.16738768935129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7082257851303">
                <text:p>1.17082257851303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405259402696">
                <text:p>1.1405259402696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9081064928935">
                <text:p>1.19081064928935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06412808601321">
                <text:p>1.06412808601321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2290434913137">
                <text:p>1.12290434913137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6363492887838">
                <text:p>1.0636349288783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7006335128328">
                <text:p>1.0700633512832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0562545603762">
                <text:p>1.0056254560376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0.979449940923089">
                <text:p>0.979449940923089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5482907252162">
                <text:p>1.0548290725216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6153363166291">
                <text:p>1.06153363166291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6016566580001">
                <text:p>1.06016566580001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0.984378215635965">
                <text:p>0.984378215635965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515918998696">
                <text:p>1.0515918998696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0.918282414071795">
                <text:p>0.918282414071795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0.912469018336466">
                <text:p>0.91246901833646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.01135448384166">
                <text:p>1.0113544838416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48212077102601">
                <text:p>0.948212077102601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925227646487969">
                <text:p>0.925227646487969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894596056845182">
                <text:p>0.89459605684518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1165841479546">
                <text:p>1.011658414795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0.959291205651649">
                <text:p>0.959291205651649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0.926329608460623">
                <text:p>0.926329608460623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0.941288662929732">
                <text:p>0.941288662929732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0.889734572778828">
                <text:p>0.889734572778828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0.972210104064829">
                <text:p>0.972210104064829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0.952023373196484">
                <text:p>0.95202337319648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0.915516069252078">
                <text:p>0.91551606925207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.00286703450068">
                <text:p>1.0028670345006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994548800216756">
                <text:p>0.99454880021675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99680640879466">
                <text:p>0.99680640879466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948545663724118">
                <text:p>0.94854566372411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.00635655190351">
                <text:p>1.00635655190351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919862736976392">
                <text:p>0.91986273697639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0.99680640879466">
                <text:p>0.99680640879466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.07634140903686">
                <text:p>1.0763414090368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974014404881922">
                <text:p>0.974014404881922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997078704841882">
                <text:p>0.99707870484188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.03695978900976">
                <text:p>1.036959789009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0.903007514810143">
                <text:p>0.903007514810143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997078704841882">
                <text:p>0.99707870484188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.016540852342">
                <text:p>1.016540852342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.1310913612175">
                <text:p>1.1310913612175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0.980008333901071">
                <text:p>0.980008333901071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0.877032533226066">
                <text:p>0.877032533226066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0.979265085698269">
                <text:p>0.979265085698269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0.968466456739016">
                <text:p>0.968466456739016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2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3648.8">
                <text:p>33648.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5376.6">
                <text:p>35376.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32607.4">
                <text:p>32607.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6757.4">
                <text:p>26757.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9884">
                <text:p>1988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21605.8">
                <text:p>21605.8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22280.25">
                <text:p>22280.25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25975.6666666667">
                <text:p>25975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